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018cm solid #d67028"/>
    </style:style>
    <style:style style:name="Tabla1.B1" style:family="table-cell">
      <style:table-cell-properties style:vertical-align="middle" fo:padding-left="0.049cm" fo:padding-right="0.049cm" fo:padding-top="0cm" fo:padding-bottom="0cm" fo:border-left="0.018cm solid #d67028" fo:border-right="0.018cm solid #337275" fo:border-top="none" fo:border-bottom="none"/>
    </style:style>
    <style:style style:name="Tabla1.C1" style:family="table-cell">
      <style:table-cell-properties style:vertical-align="middle" fo:padding-left="0.15cm" fo:padding-right="0.049cm" fo:padding-top="0cm" fo:padding-bottom="0cm" fo:border="0.018cm solid #337275"/>
    </style:style>
    <style:style style:name="Tabla5" style:family="table">
      <style:table-properties style:width="15cm" table:align="margins"/>
    </style:style>
    <style:style style:name="Tabla5.A" style:family="table-column">
      <style:table-column-properties style:column-width="5.001cm" style:rel-column-width="21845*"/>
    </style:style>
    <style:style style:name="Tabla5.A1" style:family="table-cell">
      <style:table-cell-properties fo:padding="0.097cm" fo:border-left="0.002cm solid #000000" fo:border-right="none" fo:border-top="0.002cm solid #000000" fo:border-bottom="0.002cm solid #000000"/>
    </style:style>
    <style:style style:name="Tabla5.C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4" style:family="table">
      <style:table-properties style:width="16.044cm" fo:margin-left="-0.557cm" fo:margin-right="-0.487cm" table:align="margins"/>
    </style:style>
    <style:style style:name="Tabla4.A" style:family="table-column">
      <style:table-column-properties style:column-width="16.044cm" style:rel-column-width="65535*"/>
    </style:style>
    <style:style style:name="Tabla4.A1" style:family="table-cell">
      <style:table-cell-properties fo:padding-left="0.191cm" fo:padding-right="0.191cm" fo:padding-top="0cm" fo:padding-bottom="0cm" fo:border="none"/>
    </style:style>
    <style:style style:name="Tabla3" style:family="table">
      <style:table-properties style:width="15.626cm" fo:margin-left="0.191cm" table:align="left"/>
    </style:style>
    <style:style style:name="Tabla3.A" style:family="table-column">
      <style:table-column-properties style:column-width="2.625cm"/>
    </style:style>
    <style:style style:name="Tabla3.B" style:family="table-column">
      <style:table-column-properties style:column-width="2.845cm"/>
    </style:style>
    <style:style style:name="Tabla3.C" style:family="table-column">
      <style:table-column-properties style:column-width="3.059cm"/>
    </style:style>
    <style:style style:name="Tabla3.D" style:family="table-column">
      <style:table-column-properties style:column-width="3.597cm"/>
    </style:style>
    <style:style style:name="Tabla3.E" style:family="table-column">
      <style:table-column-properties style:column-width="3.501cm"/>
    </style:style>
    <style:style style:name="Tabla3.1" style:family="table-row">
      <style:table-row-properties style:min-row-height="0.529cm" style:use-optimal-row-height="false"/>
    </style:style>
    <style:style style:name="Tabla3.A1" style:family="table-cell">
      <style:table-cell-properties fo:padding-left="0.191cm" fo:padding-right="0.191cm" fo:padding-top="0cm" fo:padding-bottom="0cm" fo:border-left="none" fo:border-right="none" fo:border-top="0.035cm solid #808080" fo:border-bottom="none"/>
    </style:style>
    <style:style style:name="Tabla3.A2" style:family="table-cell">
      <style:table-cell-properties fo:background-color="#d2eaf1" fo:padding-left="0.191cm" fo:padding-right="0.191cm" fo:padding-top="0cm" fo:padding-bottom="0cm" fo:border="none">
        <style:background-image/>
      </style:table-cell-properties>
    </style:style>
    <style:style style:name="Tabla3.A3" style:family="table-cell">
      <style:table-cell-properties fo:padding-left="0.191cm" fo:padding-right="0.191cm" fo:padding-top="0cm" fo:padding-bottom="0cm" fo:border="none"/>
    </style:style>
    <style:style style:name="Tabla3.A12" style:family="table-cell">
      <style:table-cell-properties fo:background-color="#d2eaf1" fo:padding-left="0.191cm" fo:padding-right="0.191cm" fo:padding-top="0cm" fo:padding-bottom="0cm" fo:border-left="none" fo:border-right="none" fo:border-top="none" fo:border-bottom="0.035cm solid #808080">
        <style:background-image/>
      </style:table-cell-properties>
    </style:style>
    <style:style style:name="Tabla2" style:family="table">
      <style:table-properties style:width="15cm" fo:break-before="page" table:align="center"/>
    </style:style>
    <style:style style:name="Tabla2.A" style:family="table-column">
      <style:table-column-properties style:column-width="15cm"/>
    </style:style>
    <style:style style:name="Tabla2.A1" style:family="table-cell">
      <style:table-cell-properties fo:background-color="#ffffff" fo:padding="0.049cm" fo:border="0.035cm solid #808080">
        <style:background-image/>
      </style:table-cell-properties>
    </style:style>
    <style:style style:name="Tabla2.A2" style:family="table-cell">
      <style:table-cell-properties fo:padding="0.049cm" fo:border-left="0.035cm solid #808080" fo:border-right="0.035cm solid #808080" fo:border-top="none" fo:border-bottom="0.035cm solid #808080"/>
    </style:style>
    <style:style style:name="Tabla6" style:family="table">
      <style:table-properties style:width="15cm" table:align="left"/>
    </style:style>
    <style:style style:name="Tabla6.A" style:family="table-column">
      <style:table-column-properties style:column-width="15cm"/>
    </style:style>
    <style:style style:name="Tabla6.A1" style:family="table-cell">
      <style:table-cell-properties fo:background-color="#ffffff" fo:padding="0.049cm" fo:border="0.035cm solid #808080">
        <style:background-image/>
      </style:table-cell-properties>
    </style:style>
    <style:style style:name="Tabla6.2" style:family="table-row">
      <style:table-row-properties style:min-row-height="14.222cm"/>
    </style:style>
    <style:style style:name="Tabla6.A2" style:family="table-cell">
      <style:table-cell-properties fo:padding="0.049cm" fo:border-left="0.035cm solid #808080" fo:border-right="0.035cm solid #808080" fo:border-top="none" fo:border-bottom="0.035cm solid #808080"/>
    </style:style>
    <style:style style:name="Tabla7" style:family="table">
      <style:table-properties style:width="15cm" table:align="left"/>
    </style:style>
    <style:style style:name="Tabla7.A" style:family="table-column">
      <style:table-column-properties style:column-width="15cm"/>
    </style:style>
    <style:style style:name="Tabla7.1" style:family="table-row">
      <style:table-row-properties style:min-row-height="1.143cm"/>
    </style:style>
    <style:style style:name="Tabla7.A1" style:family="table-cell">
      <style:table-cell-properties fo:background-color="#ffffff" fo:padding="0.049cm" fo:border="0.035cm solid #808080">
        <style:background-image/>
      </style:table-cell-properties>
    </style:style>
    <style:style style:name="Tabla7.A2" style:family="table-cell">
      <style:table-cell-properties fo:padding="0.049cm" fo:border-left="0.035cm solid #808080" fo:border-right="0.035cm solid #808080" fo:border-top="none" fo:border-bottom="0.035cm solid #808080"/>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fo:hyphenation-remain-char-count="0" fo:hyphenation-push-char-count="0"/>
    </style:style>
    <style:style style:name="P3"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fo:hyphenation-remain-char-count="0" fo:hyphenation-push-char-count="0"/>
    </style:style>
    <style:style style:name="P4"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fo:hyphenation-remain-char-count="0" fo:hyphenation-push-char-count="0"/>
    </style:style>
    <style:style style:name="P5" style:family="paragraph" style:parent-style-name="Normal">
      <style:paragraph-properties fo:orphans="2" fo:widows="2" fo:hyphenation-ladder-count="no-limit"/>
      <style:text-properties fo:hyphenate="false" fo:hyphenation-remain-char-count="0" fo:hyphenation-push-char-count="0"/>
    </style:style>
    <style:style style:name="P6" style:family="paragraph" style:parent-style-name="Normal">
      <style:paragraph-properties fo:text-align="center" style:justify-single-word="false"/>
    </style:style>
    <style:style style:name="P7" style:family="paragraph" style:parent-style-name="Normal">
      <style:paragraph-properties fo:text-align="center" style:justify-single-word="false"/>
      <style:text-properties fo:font-size="10pt" fo:language="es" fo:country="ES" style:font-size-asian="10pt" style:font-size-complex="10pt"/>
    </style:style>
    <style:style style:name="P8" style:family="paragraph" style:parent-style-name="Normal">
      <style:paragraph-properties fo:text-align="end" style:justify-single-word="false"/>
      <style:text-properties fo:color="#000000" fo:font-size="10pt" fo:language="es" fo:country="ES" style:font-size-asian="10pt" style:font-size-complex="10pt"/>
    </style:style>
    <style:style style:name="P9" style:family="paragraph" style:parent-style-name="Normal">
      <style:paragraph-properties fo:text-align="end" style:justify-single-word="false" style:snap-to-layout-grid="false"/>
      <style:text-properties fo:color="#000000" fo:font-size="10pt" fo:language="es" fo:country="ES" style:font-size-asian="10pt" style:font-size-complex="10pt"/>
    </style:style>
    <style:style style:name="P10" style:family="paragraph" style:parent-style-name="Normal">
      <style:paragraph-properties fo:text-align="center" style:justify-single-word="false" style:snap-to-layout-grid="false"/>
      <style:text-properties fo:color="#000000" fo:font-size="10pt" fo:language="es" fo:country="ES" style:font-size-asian="10pt" style:font-size-complex="10pt"/>
    </style:style>
    <style:style style:name="P11" style:family="paragraph" style:parent-style-name="Normal">
      <style:paragraph-properties fo:text-align="center" style:justify-single-word="false" style:snap-to-layout-grid="false"/>
      <style:text-properties fo:color="#000000" fo:font-size="10pt" style:font-size-asian="10pt" style:font-size-complex="10pt"/>
    </style:style>
    <style:style style:name="P12" style:family="paragraph" style:parent-style-name="Normal">
      <style:paragraph-properties fo:text-align="end" style:justify-single-word="false"/>
      <style:text-properties fo:color="#000000" fo:font-size="10pt" style:font-size-asian="10pt" style:font-size-complex="10pt"/>
    </style:style>
    <style:style style:name="P13" style:family="paragraph" style:parent-style-name="Normal">
      <style:paragraph-properties fo:text-align="end" style:justify-single-word="false" style:snap-to-layout-grid="false"/>
      <style:text-properties fo:color="#000000" fo:font-size="10pt" style:font-size-asian="10pt" style:font-size-complex="10pt"/>
    </style:style>
    <style:style style:name="P14" style:family="paragraph" style:parent-style-name="Footer">
      <style:paragraph-properties fo:text-align="end" style:justify-single-word="false"/>
    </style:style>
    <style:style style:name="P15" style:family="paragraph" style:parent-style-name="Footer">
      <style:paragraph-properties>
        <style:tab-stops>
          <style:tab-stop style:position="4.087cm"/>
        </style:tab-stops>
      </style:paragraph-properties>
    </style:style>
    <style:style style:name="P16" style:family="paragraph" style:parent-style-name="Normal">
      <style:paragraph-properties fo:margin-top="0.212cm" fo:margin-bottom="0cm"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fo:hyphenation-remain-char-count="0" fo:hyphenation-push-char-count="0"/>
    </style:style>
    <style:style style:name="P17" style:family="paragraph" style:parent-style-name="Normal">
      <style:paragraph-properties fo:margin-top="0.212cm" fo:margin-bottom="0cm"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fo:hyphenation-remain-char-count="0" fo:hyphenation-push-char-count="0"/>
    </style:style>
    <style:style style:name="P18" style:family="paragraph" style:parent-style-name="Normal">
      <style:paragraph-properties fo:margin-top="0.212cm" fo:margin-bottom="0cm"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fo:hyphenation-remain-char-count="0" fo:hyphenation-push-char-count="0"/>
    </style:style>
    <style:style style:name="P19" style:family="paragraph" style:parent-style-name="Normal">
      <style:paragraph-properties fo:margin-top="0.212cm" fo:margin-bottom="0cm"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fo:hyphenation-remain-char-count="0" fo:hyphenation-push-char-count="0"/>
    </style:style>
    <style:style style:name="P20" style:family="paragraph" style:parent-style-name="Normal">
      <style:paragraph-properties fo:margin-top="0.212cm" fo:margin-bottom="0.212cm" fo:text-align="center" style:justify-single-word="false" fo:orphans="2" fo:widows="2" fo:hyphenation-ladder-count="no-limit"/>
      <style:text-properties fo:hyphenate="false" fo:hyphenation-remain-char-count="0" fo:hyphenation-push-char-count="0"/>
    </style:style>
    <style:style style:name="P21" style:family="paragraph" style:parent-style-name="Normal">
      <style:paragraph-properties fo:margin-top="0.423cm" fo:margin-bottom="0cm"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fo:hyphenation-remain-char-count="0" fo:hyphenation-push-char-count="0"/>
    </style:style>
    <style:style style:name="P22" style:family="paragraph" style:parent-style-name="Normal">
      <style:paragraph-properties fo:padding-left="0cm" fo:padding-right="0cm" fo:padding-top="0cm" fo:padding-bottom="0.035cm" fo:border-left="none" fo:border-right="none" fo:border-top="none" fo:border-bottom="0.053cm solid #000000" style:shadow="none"/>
    </style:style>
    <style:style style:name="P23" style:family="paragraph" style:parent-style-name="Normal">
      <style:paragraph-properties fo:padding-left="0cm" fo:padding-right="0cm" fo:padding-top="0cm" fo:padding-bottom="0.035cm" fo:border-left="none" fo:border-right="none" fo:border-top="none" fo:border-bottom="0.053cm solid #000000" style:shadow="none"/>
      <style:text-properties fo:language="es" fo:country="ES" fo:font-weight="bold" style:font-weight-asian="bold"/>
    </style:style>
    <style:style style:name="P24"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style:style>
    <style:style style:name="P25"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language="es" fo:country="ES"/>
    </style:style>
    <style:style style:name="P26"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language="es" fo:country="ES" style:text-underline-style="solid" style:text-underline-width="auto" style:text-underline-color="font-color"/>
    </style:style>
    <style:style style:name="P27"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28" style:family="paragraph" style:parent-style-name="Normal">
      <style:paragraph-properties fo:margin-left="0.635cm" fo:margin-right="0cm" fo:margin-top="0.212cm" fo:margin-bottom="0cm" fo:orphans="2" fo:widows="2" fo:hyphenation-ladder-count="no-limit" fo:text-indent="0cm" style:auto-text-indent="false">
        <style:tab-stops/>
      </style:paragraph-properties>
      <style:text-properties fo:language="es" fo:country="ES" fo:hyphenate="false" fo:hyphenation-remain-char-count="0" fo:hyphenation-push-char-count="0"/>
    </style:style>
    <style:style style:name="P29" style:family="paragraph" style:parent-style-name="Normal">
      <style:paragraph-properties fo:margin-left="0.635cm" fo:margin-right="0cm" fo:text-indent="0cm" style:auto-text-indent="false">
        <style:tab-stops/>
      </style:paragraph-properties>
    </style:style>
    <style:style style:name="P30" style:family="paragraph" style:parent-style-name="Normal">
      <style:paragraph-properties fo:margin-left="0.635cm" fo:margin-right="0cm" fo:text-indent="0cm" style:auto-text-indent="false">
        <style:tab-stops/>
      </style:paragraph-properties>
      <style:text-properties fo:language="es" fo:country="ES"/>
    </style:style>
    <style:style style:name="P31" style:family="paragraph" style:parent-style-name="Standard">
      <style:paragraph-properties fo:margin-left="0.635cm" fo:margin-right="0cm" fo:text-indent="0cm" style:auto-text-indent="false">
        <style:tab-stops/>
      </style:paragraph-properties>
    </style:style>
    <style:style style:name="P32" style:family="paragraph" style:parent-style-name="Párrafo_20_de_20_lista">
      <style:paragraph-properties fo:margin-left="0cm" fo:margin-right="0cm" fo:text-indent="0cm" style:auto-text-indent="false">
        <style:tab-stops/>
      </style:paragraph-properties>
    </style:style>
    <style:style style:name="P33" style:family="paragraph" style:parent-style-name="Párrafo_20_de_20_lista">
      <style:paragraph-properties fo:margin-left="0cm" fo:margin-right="0cm" fo:text-align="start" style:justify-single-word="false" fo:text-indent="0cm" style:auto-text-indent="false">
        <style:tab-stops/>
      </style:paragraph-properties>
    </style:style>
    <style:style style:name="P34" style:family="paragraph" style:parent-style-name="Párrafo_20_de_20_lista">
      <style:paragraph-properties fo:margin-left="0cm" fo:margin-right="0cm" fo:text-indent="0cm" style:auto-text-indent="false"/>
      <style:text-properties fo:language="es" fo:country="ES"/>
    </style:style>
    <style:style style:name="P35" style:family="paragraph" style:parent-style-name="Text_20_body">
      <style:paragraph-properties fo:margin-left="0cm" fo:margin-right="0cm" fo:margin-top="0.212cm" fo:margin-bottom="0cm" fo:text-indent="0cm" style:auto-text-indent="false"/>
      <style:text-properties style:font-name="Liberation Serif" fo:font-size="11pt" fo:background-color="transparent" style:font-size-asian="11pt" style:font-size-complex="11pt"/>
    </style:style>
    <style:style style:name="P36" style:family="paragraph" style:parent-style-name="Text_20_body">
      <style:paragraph-properties fo:margin-left="0cm" fo:margin-right="0cm" fo:margin-top="0.212cm" fo:margin-bottom="0cm" fo:text-indent="0cm" style:auto-text-indent="false"/>
      <style:text-properties fo:font-size="11pt" style:font-size-asian="11pt" style:font-size-complex="11pt"/>
    </style:style>
    <style:style style:name="P37" style:family="paragraph" style:parent-style-name="Párrafo_20_de_20_lista">
      <style:paragraph-properties fo:margin-left="0cm" fo:margin-right="0cm" fo:margin-top="0.212cm" fo:margin-bottom="0cm" fo:text-indent="0cm" style:auto-text-indent="false">
        <style:tab-stops/>
      </style:paragraph-properties>
      <style:text-properties style:font-name="Liberation Serif" fo:font-size="11pt" style:font-size-asian="11pt" style:font-size-complex="11pt"/>
    </style:style>
    <style:style style:name="P38" style:family="paragraph" style:parent-style-name="Standard">
      <style:paragraph-properties fo:margin-left="-0.556cm" fo:margin-right="0cm" fo:text-indent="0cm" style:auto-text-indent="false">
        <style:tab-stops/>
      </style:paragraph-properties>
    </style:style>
    <style:style style:name="P39" style:family="paragraph" style:parent-style-name="Normal">
      <style:paragraph-properties fo:margin-left="-0.556cm" fo:margin-right="0cm" fo:text-indent="0cm" style:auto-text-indent="false">
        <style:tab-stops/>
      </style:paragraph-properties>
      <style:text-properties fo:language="es" fo:country="ES"/>
    </style:style>
    <style:style style:name="P40" style:family="paragraph" style:parent-style-name="Normal">
      <style:paragraph-properties fo:margin-left="-0.556cm" fo:margin-right="0cm" fo:text-indent="0cm" style:auto-text-indent="false">
        <style:tab-stops/>
      </style:paragraph-properties>
    </style:style>
    <style:style style:name="P41" style:family="paragraph" style:parent-style-name="Texto_20_independiente">
      <style:paragraph-properties fo:margin-left="-0.556cm" fo:margin-right="0cm" fo:text-indent="0cm" style:auto-text-indent="false">
        <style:tab-stops/>
      </style:paragraph-properties>
      <style:text-properties style:font-name="Liberation Mono" fo:font-size="10pt" fo:language="en" fo:country="US" style:font-size-asian="10pt" style:font-size-complex="10pt"/>
    </style:style>
    <style:style style:name="P42" style:family="paragraph" style:parent-style-name="Párrafo_20_de_20_lista">
      <style:paragraph-properties fo:margin-left="-0.556cm" fo:margin-right="0cm" fo:text-indent="0cm" style:auto-text-indent="false">
        <style:tab-stops/>
      </style:paragraph-properties>
      <style:text-properties fo:language="es" fo:country="ES"/>
    </style:style>
    <style:style style:name="P43" style:family="paragraph" style:parent-style-name="Párrafo_20_de_20_lista">
      <style:paragraph-properties fo:margin-left="-0.556cm" fo:margin-right="0cm" fo:text-indent="0cm" style:auto-text-indent="false">
        <style:tab-stops/>
      </style:paragraph-properties>
    </style:style>
    <style:style style:name="P44" style:family="paragraph" style:parent-style-name="Table_20_Contents">
      <style:paragraph-properties fo:margin-top="0cm" fo:margin-bottom="0.499cm" fo:padding-left="0cm" fo:padding-right="0cm" fo:padding-top="0cm" fo:padding-bottom="0.049cm" fo:border-left="none" fo:border-right="none" fo:border-top="none" fo:border-bottom="0.088cm solid #d8b25c"/>
      <style:text-properties style:font-name="Liberation serif" fo:font-size="10pt" style:font-size-asian="10pt" style:font-size-complex="10pt"/>
    </style:style>
    <style:style style:name="P45" style:family="paragraph" style:parent-style-name="Table_20_Contents">
      <style:paragraph-properties fo:margin-top="0cm" fo:margin-bottom="0.499cm" fo:text-align="start" style:justify-single-word="false" fo:padding-left="0.191cm" fo:padding-right="0.191cm" fo:padding-top="0cm" fo:padding-bottom="0.049cm" fo:border-left="0.035cm solid #d8b25c" fo:border-right="0.035cm solid #d8b25c" fo:border-top="none" fo:border-bottom="0.035cm solid #d8b25c"/>
      <style:text-properties fo:color="#000000" style:font-name="Liberation Mono1" fo:font-size="8pt" fo:language="en" fo:country="US"/>
    </style:style>
    <style:style style:name="P46" style:family="paragraph" style:parent-style-name="Table_20_Contents">
      <style:paragraph-properties fo:margin-top="0cm" fo:margin-bottom="0cm" fo:padding-left="0.191cm" fo:padding-right="0.191cm" fo:padding-top="0cm" fo:padding-bottom="0.049cm" fo:border-left="0.035cm solid #d8b25c" fo:border-right="0.035cm solid #d8b25c" fo:border-top="none" fo:border-bottom="0.035cm solid #d8b25c"/>
      <style:text-properties fo:color="#3f7f5f" style:font-name="Liberation Mono1"/>
    </style:style>
    <style:style style:name="P47" style:family="paragraph" style:parent-style-name="Table_20_Contents">
      <style:paragraph-properties fo:margin-top="0cm" fo:margin-bottom="0cm" fo:text-align="start" style:justify-single-word="false" fo:padding-left="0.191cm" fo:padding-right="0.191cm" fo:padding-top="0cm" fo:padding-bottom="0.049cm" fo:border-left="0.035cm solid #d8b25c" fo:border-right="0.035cm solid #d8b25c" fo:border-top="none" fo:border-bottom="0.035cm solid #d8b25c"/>
      <style:text-properties fo:color="#3f7f5f" style:font-name="Liberation Mono1" fo:font-size="8pt"/>
    </style:style>
    <style:style style:name="P48" style:family="paragraph" style:parent-style-name="Table_20_Contents">
      <style:paragraph-properties fo:margin-top="0cm" fo:margin-bottom="0cm" fo:text-align="start" style:justify-single-word="false" fo:padding-left="0.191cm" fo:padding-right="0.191cm" fo:padding-top="0cm" fo:padding-bottom="0.049cm" fo:border-left="0.035cm solid #d8b25c" fo:border-right="0.035cm solid #d8b25c" fo:border-top="none" fo:border-bottom="0.035cm solid #d8b25c"/>
      <style:text-properties fo:color="#3f7f5f" style:font-name="Liberation Mono1"/>
    </style:style>
    <style:style style:name="P49" style:family="paragraph" style:parent-style-name="Table_20_Contents">
      <style:paragraph-properties fo:margin-top="0cm" fo:margin-bottom="0cm" fo:text-align="start" style:justify-single-word="false" fo:padding-left="0.191cm" fo:padding-right="0.191cm" fo:padding-top="0cm" fo:padding-bottom="0.049cm" fo:border-left="0.035cm solid #d8b25c" fo:border-right="0.035cm solid #d8b25c" fo:border-top="none" fo:border-bottom="0.035cm solid #d8b25c"/>
      <style:text-properties fo:color="#000000" style:font-name="Liberation Mono1"/>
    </style:style>
    <style:style style:name="P50" style:family="paragraph" style:parent-style-name="Table_20_Contents">
      <style:paragraph-properties fo:margin-top="0cm" fo:margin-bottom="0cm" fo:text-align="start" style:justify-single-word="false" fo:padding-left="0.191cm" fo:padding-right="0.191cm" fo:padding-top="0cm" fo:padding-bottom="0.049cm" fo:border-left="0.035cm solid #d8b25c" fo:border-right="0.035cm solid #d8b25c" fo:border-top="none" fo:border-bottom="0.035cm solid #d8b25c"/>
      <style:text-properties fo:color="#000000" style:font-name="Liberation Mono1" fo:font-size="8pt"/>
    </style:style>
    <style:style style:name="P51" style:family="paragraph" style:parent-style-name="Table_20_Contents">
      <style:paragraph-properties fo:margin-top="0cm" fo:margin-bottom="0cm" fo:text-align="start" style:justify-single-word="false" fo:padding-left="0.191cm" fo:padding-right="0.191cm" fo:padding-top="0cm" fo:padding-bottom="0.049cm" fo:border-left="0.035cm solid #d8b25c" fo:border-right="0.035cm solid #d8b25c" fo:border-top="none" fo:border-bottom="0.035cm solid #d8b25c"/>
      <style:text-properties fo:color="#7f0055" style:font-name="Liberation Mono1" fo:font-size="8pt" fo:language="en" fo:country="US" fo:font-weight="bold"/>
    </style:style>
    <style:style style:name="P52" style:family="paragraph" style:parent-style-name="Table_20_Contents">
      <style:paragraph-properties fo:margin-top="0cm" fo:margin-bottom="0cm" fo:text-align="start" style:justify-single-word="false" fo:padding-left="0.191cm" fo:padding-right="0.191cm" fo:padding-top="0cm" fo:padding-bottom="0.049cm" fo:border-left="0.035cm solid #d8b25c" fo:border-right="0.035cm solid #d8b25c" fo:border-top="none" fo:border-bottom="0.035cm solid #d8b25c"/>
      <style:text-properties fo:color="#008000" style:font-name="Courier New1" fo:font-size="8pt"/>
    </style:style>
    <style:style style:name="P53" style:family="paragraph" style:parent-style-name="Table_20_Contents">
      <style:paragraph-properties fo:margin-top="0cm" fo:margin-bottom="0cm" fo:text-align="start" style:justify-single-word="false" fo:padding-left="0.191cm" fo:padding-right="0.191cm" fo:padding-top="0cm" fo:padding-bottom="0.049cm" fo:border-left="0.035cm solid #d8b25c" fo:border-right="0.035cm solid #d8b25c" fo:border-top="none" fo:border-bottom="0.035cm solid #d8b25c"/>
      <style:text-properties fo:color="#008000" style:font-name="Liberation mono" fo:font-size="8pt"/>
    </style:style>
    <style:style style:name="P54" style:family="paragraph" style:parent-style-name="Table_20_Contents">
      <style:paragraph-properties fo:margin-top="0cm" fo:margin-bottom="0cm" fo:text-align="start" style:justify-single-word="false" fo:padding-left="0.191cm" fo:padding-right="0.191cm" fo:padding-top="0cm" fo:padding-bottom="0.049cm" fo:border-left="0.035cm solid #d8b25c" fo:border-right="0.035cm solid #d8b25c" fo:border-top="none" fo:border-bottom="0.035cm solid #d8b25c"/>
      <style:text-properties fo:color="#4d5e99" style:font-name="Liberation mono" fo:font-size="8pt" fo:language="en" fo:country="US"/>
    </style:style>
    <style:style style:name="P55" style:family="paragraph" style:parent-style-name="Table_20_Contents">
      <style:paragraph-properties fo:margin-top="0cm" fo:margin-bottom="0cm" fo:text-align="start" style:justify-single-word="false" fo:padding-left="0.191cm" fo:padding-right="0.191cm" fo:padding-top="0cm" fo:padding-bottom="0.049cm" fo:border-left="0.035cm solid #d8b25c" fo:border-right="0.035cm solid #d8b25c" fo:border-top="none" fo:border-bottom="0.035cm solid #d8b25c"/>
      <style:text-properties style:font-name="Liberation Mono1"/>
    </style:style>
    <style:style style:name="P56" style:family="paragraph" style:parent-style-name="Table_20_Contents">
      <style:paragraph-properties fo:margin-top="0cm" fo:margin-bottom="0cm" fo:text-align="start" style:justify-single-word="false" fo:padding-left="0.191cm" fo:padding-right="0.191cm" fo:padding-top="0cm" fo:padding-bottom="0.049cm" fo:border-left="0.035cm solid #d8b25c" fo:border-right="0.035cm solid #d8b25c" fo:border-top="none" fo:border-bottom="0.035cm solid #d8b25c"/>
      <style:text-properties style:font-name="Liberation mono"/>
    </style:style>
    <style:style style:name="P57" style:family="paragraph" style:parent-style-name="Text_20_body">
      <style:paragraph-properties fo:text-align="center" style:justify-single-word="false"/>
    </style:style>
    <style:style style:name="P58" style:family="paragraph" style:parent-style-name="Normal" style:list-style-name="L1">
      <style:paragraph-properties fo:margin-left="-1.249cm" fo:margin-right="0cm" fo:margin-top="0.212cm" fo:margin-bottom="0cm" fo:orphans="2" fo:widows="2" fo:hyphenation-ladder-count="no-limit" fo:text-indent="0cm" style:auto-text-indent="false">
        <style:tab-stops>
          <style:tab-stop style:position="0.714cm"/>
        </style:tab-stops>
      </style:paragraph-properties>
      <style:text-properties fo:hyphenate="false" fo:hyphenation-remain-char-count="0" fo:hyphenation-push-char-count="0"/>
    </style:style>
    <style:style style:name="P59" style:family="paragraph" style:parent-style-name="Normal" style:list-style-name="L1">
      <style:paragraph-properties fo:margin-left="-1.249cm" fo:margin-right="0cm" fo:margin-top="0.212cm" fo:margin-bottom="0cm" fo:orphans="2" fo:widows="2" fo:hyphenation-ladder-count="no-limit" fo:text-indent="0cm" style:auto-text-indent="false"/>
      <style:text-properties fo:hyphenate="false" fo:hyphenation-remain-char-count="0" fo:hyphenation-push-char-count="0"/>
    </style:style>
    <style:style style:name="P60" style:family="paragraph" style:parent-style-name="Normal" style:list-style-name="L4">
      <style:paragraph-properties fo:margin-left="-1.249cm" fo:margin-right="0cm" fo:margin-top="0.212cm" fo:margin-bottom="0cm" fo:orphans="2" fo:widows="2" fo:hyphenation-ladder-count="no-limit" fo:text-indent="0cm" style:auto-text-indent="false">
        <style:tab-stops/>
      </style:paragraph-properties>
      <style:text-properties fo:hyphenate="false" fo:hyphenation-remain-char-count="0" fo:hyphenation-push-char-count="0"/>
    </style:style>
    <style:style style:name="P61" style:family="paragraph" style:parent-style-name="Normal" style:list-style-name="L3">
      <style:paragraph-properties fo:margin-top="0.212cm" fo:margin-bottom="0cm" fo:orphans="2" fo:widows="2" fo:hyphenation-ladder-count="no-limit">
        <style:tab-stops/>
      </style:paragraph-properties>
      <style:text-properties fo:hyphenate="false" fo:hyphenation-remain-char-count="0" fo:hyphenation-push-char-count="0"/>
    </style:style>
    <style:style style:name="P62" style:family="paragraph" style:parent-style-name="Normal">
      <style:paragraph-properties fo:background-color="transparent" fo:padding-left="0cm" fo:padding-right="0cm" fo:padding-top="0cm" fo:padding-bottom="0.035cm" fo:border-left="none" fo:border-right="none" fo:border-top="none" fo:border-bottom="0.053cm solid #000000" style:shadow="none">
        <style:background-image/>
      </style:paragraph-properties>
      <style:text-properties fo:color="#ff0000" fo:language="es" fo:country="ES" style:text-underline-style="none" fo:background-color="transparent"/>
    </style:style>
    <style:style style:name="P63" style:family="paragraph" style:parent-style-name="Normal">
      <style:paragraph-properties fo:background-color="transparent" fo:padding-left="0cm" fo:padding-right="0cm" fo:padding-top="0cm" fo:padding-bottom="0.035cm" fo:border-left="none" fo:border-right="none" fo:border-top="none" fo:border-bottom="0.053cm solid #000000" style:shadow="none">
        <style:background-image/>
      </style:paragraph-properties>
      <style:text-properties fo:color="#ff0000" fo:language="es" fo:country="ES" fo:background-color="transparent"/>
    </style:style>
    <style:style style:name="P64" style:family="paragraph" style:parent-style-name="Normal">
      <style:paragraph-properties fo:background-color="transparent" fo:padding-left="0cm" fo:padding-right="0cm" fo:padding-top="0cm" fo:padding-bottom="0.035cm" fo:border-left="none" fo:border-right="none" fo:border-top="none" fo:border-bottom="0.053cm solid #000000" style:shadow="none">
        <style:background-image/>
      </style:paragraph-properties>
      <style:text-properties fo:color="#ff0000" fo:font-size="10pt" fo:language="es" fo:country="ES" fo:background-color="transparent" style:font-size-asian="10pt" style:font-size-complex="10pt"/>
    </style:style>
    <style:style style:name="P65" style:family="paragraph" style:parent-style-name="Normal">
      <style:paragraph-properties fo:padding-left="0cm" fo:padding-right="0cm" fo:padding-top="0cm" fo:padding-bottom="0.035cm" fo:border-left="none" fo:border-right="none" fo:border-top="none" fo:border-bottom="0.053cm solid #000000" style:shadow="none"/>
      <style:text-properties style:font-name="Arial" fo:language="es" fo:country="ES" fo:font-weight="bold" fo:background-color="transparent" style:font-weight-asian="bold" style:font-name-complex="Arial"/>
    </style:style>
    <style:style style:name="P66" style:family="paragraph" style:parent-style-name="Texto_20_independiente" style:list-style-name="L2">
      <style:paragraph-properties fo:margin-left="-0.556cm" fo:margin-right="0cm" fo:margin-top="0.212cm" fo:margin-bottom="0cm" fo:orphans="2" fo:widows="2" fo:hyphenation-ladder-count="no-limit" fo:text-indent="0cm" style:auto-text-indent="false"/>
      <style:text-properties fo:hyphenate="false" fo:hyphenation-remain-char-count="0" fo:hyphenation-push-char-count="0"/>
    </style:style>
    <style:style style:name="P67" style:family="paragraph" style:parent-style-name="Párrafo_20_de_20_lista" style:list-style-name="L2">
      <style:paragraph-properties fo:margin-left="-0.556cm" fo:margin-right="0cm" fo:text-indent="0cm" style:auto-text-indent="false"/>
    </style:style>
    <style:style style:name="P68" style:family="paragraph" style:parent-style-name="Párrafo_20_de_20_lista" style:list-style-name="L5">
      <style:paragraph-properties fo:margin-left="-0.556cm" fo:margin-right="0cm" fo:text-indent="0cm" style:auto-text-indent="false"/>
    </style:style>
    <style:style style:name="P69" style:family="paragraph" style:parent-style-name="Párrafo_20_de_20_lista" style:list-style-name="L1">
      <style:paragraph-properties fo:margin-left="-1.249cm" fo:margin-right="0cm" fo:text-indent="0cm" style:auto-text-indent="false"/>
    </style:style>
    <style:style style:name="P70" style:family="paragraph" style:parent-style-name="Párrafo_20_de_20_lista" style:list-style-name="L5">
      <style:paragraph-properties fo:margin-left="-1.249cm" fo:margin-right="0cm" fo:text-indent="0cm" style:auto-text-indent="false"/>
    </style:style>
    <style:style style:name="P71"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language="es" fo:country="ES"/>
    </style:style>
    <style:style style:name="T5" style:family="text">
      <style:text-properties fo:color="#ff0000" fo:language="es" fo:country="ES" fo:font-weight="bold" style:font-weight-asian="bold"/>
    </style:style>
    <style:style style:name="T6" style:family="text">
      <style:text-properties fo:color="#ff0000" fo:language="es" fo:country="ES" fo:font-weight="bold" fo:background-color="#ffff00" style:font-weight-asian="bold"/>
    </style:style>
    <style:style style:name="T7" style:family="text">
      <style:text-properties fo:color="#ff0000" fo:language="es" fo:country="ES" fo:font-weight="bold" fo:background-color="transparent" style:font-weight-asian="bold"/>
    </style:style>
    <style:style style:name="T8"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9" style:family="text">
      <style:text-properties fo:color="#ff0000" style:font-name="Courier New" fo:font-size="9pt" fo:font-weight="bold" style:font-size-asian="9pt" style:font-weight-asian="bold" style:font-name-complex="Courier New" style:font-size-complex="9pt" style:font-style-complex="italic"/>
    </style:style>
    <style:style style:name="T10" style:family="text">
      <style:text-properties fo:color="#ff0000" style:font-name="Liberation Mono" fo:font-size="10pt" fo:font-weight="bold" style:font-size-asian="10pt" style:font-weight-asian="bold" style:font-name-complex="Liberation Mono" style:font-size-complex="10pt" style:font-style-complex="italic"/>
    </style:style>
    <style:style style:name="T11" style:family="text">
      <style:text-properties fo:color="#ff0000" style:font-name="Liberation Mono" fo:font-size="9pt" fo:font-weight="bold" style:font-size-asian="9pt" style:font-weight-asian="bold" style:font-name-complex="Liberation Mono" style:font-size-complex="9pt" style:font-style-complex="italic"/>
    </style:style>
    <style:style style:name="T12" style:family="text">
      <style:text-properties fo:language="es" fo:country="ES"/>
    </style:style>
    <style:style style:name="T13" style:family="text">
      <style:text-properties fo:language="es" fo:country="ES" fo:font-weight="bold" style:font-weight-asian="bold"/>
    </style:style>
    <style:style style:name="T14" style:family="text">
      <style:text-properties fo:language="es" fo:country="ES" fo:font-weight="bold" fo:background-color="transparent" style:font-weight-asian="bold" style:font-name-complex="Cambria"/>
    </style:style>
    <style:style style:name="T15" style:family="text">
      <style:text-properties fo:language="es" fo:country="ES" style:language-asian="en" style:country-asian="US" style:font-name-complex="Times New Roman"/>
    </style:style>
    <style:style style:name="T16" style:family="text">
      <style:text-properties fo:language="es" fo:country="ES" fo:background-color="#00ffff"/>
    </style:style>
    <style:style style:name="T17" style:family="text">
      <style:text-properties fo:language="es" fo:country="ES" fo:background-color="transparent"/>
    </style:style>
    <style:style style:name="T18" style:family="text">
      <style:text-properties fo:language="es" fo:country="ES" fo:background-color="transparent" style:font-name-complex="Cambria"/>
    </style:style>
    <style:style style:name="T19" style:family="text">
      <style:text-properties fo:language="es" fo:country="ES" fo:background-color="#ffff00"/>
    </style:style>
    <style:style style:name="T20" style:family="text">
      <style:text-properties style:font-name="Cambria" fo:font-size="12pt" fo:language="es" fo:country="ES" style:font-size-asian="12pt" style:font-name-complex="Cambria" style:font-size-complex="12pt"/>
    </style:style>
    <style:style style:name="T21" style:family="text">
      <style:text-properties fo:background-color="#ffffff"/>
    </style:style>
    <style:style style:name="T22" style:family="text">
      <style:text-properties style:language-asian="en" style:country-asian="US" style:language-complex="ar" style:country-complex="SA"/>
    </style:style>
    <style:style style:name="T23" style:family="text">
      <style:text-properties fo:font-size="10pt" style:font-size-asian="10pt" style:font-size-complex="10pt"/>
    </style:style>
    <style:style style:name="T24" style:family="text">
      <style:text-properties fo:font-size="10pt" fo:language="es" fo:country="ES" style:font-size-asian="10pt" style:font-size-complex="10pt"/>
    </style:style>
    <style:style style:name="T25" style:family="text">
      <style:text-properties style:text-position="super 64%" fo:language="es" fo:country="ES" style:language-asian="en" style:country-asian="US" style:font-name-complex="Times New Roman"/>
    </style:style>
    <style:style style:name="T26" style:family="text">
      <style:text-properties style:font-name="Liberation Serif" fo:font-size="11pt" fo:language="es" fo:country="ES"/>
    </style:style>
    <style:style style:name="T27" style:family="text">
      <style:text-properties style:font-name="Liberation Serif" fo:font-size="11pt" fo:language="es" fo:country="ES" fo:font-weight="bold" style:font-size-asian="11pt" style:font-weight-asian="bold" style:font-name-complex="Cambria" style:font-size-complex="11pt"/>
    </style:style>
    <style:style style:name="T28" style:family="text">
      <style:text-properties style:font-name="Liberation Serif" fo:font-size="11pt" fo:language="es" fo:country="ES" style:font-size-asian="11pt" style:font-name-complex="Cambria" style:font-size-complex="11pt"/>
    </style:style>
    <style:style style:name="T29" style:family="text">
      <style:text-properties style:font-name="Liberation Serif" fo:language="es" fo:country="ES" fo:background-color="transparent"/>
    </style:style>
    <style:style style:name="T30" style:family="text">
      <style:text-properties style:font-name="Calibri1" fo:font-size="11pt" fo:language="es" fo:country="ES"/>
    </style:style>
    <style:style style:name="T31" style:family="text">
      <style:text-properties fo:color="#198a8a" fo:language="es" fo:country="ES" fo:font-weight="bold" style:font-weight-asian="bold" style:font-weight-complex="bold"/>
    </style:style>
    <style:style style:name="T32" style:family="text">
      <style:text-properties fo:color="#198a8a" fo:language="es" fo:country="ES" fo:font-weight="bold" fo:background-color="#ffff00" style:font-weight-asian="bold" style:font-weight-complex="bold"/>
    </style:style>
    <style:style style:name="T33" style:family="text">
      <style:text-properties fo:color="#198a8a" fo:language="es" fo:country="ES" fo:font-weight="bold" fo:background-color="transparent" style:font-weight-asian="bold" style:font-weight-complex="bold"/>
    </style:style>
    <style:style style:name="T34" style:family="text">
      <style:text-properties fo:font-variant="normal" fo:text-transform="none" fo:color="#4f81bd" fo:language="es" fo:country="ES"/>
    </style:style>
    <style:style style:name="T35" style:family="text">
      <style:text-properties fo:font-variant="normal" fo:text-transform="none" fo:color="#4f81bd" style:font-name="Liberation Serif" fo:language="es" fo:country="ES" fo:background-color="transparent"/>
    </style:style>
    <style:style style:name="T36" style:family="text">
      <style:text-properties fo:font-variant="normal" fo:text-transform="none" fo:color="#000000" fo:font-weight="bold"/>
    </style:style>
    <style:style style:name="T37" style:family="text">
      <style:text-properties fo:color="#4f81bd" fo:language="es" fo:country="ES"/>
    </style:style>
    <style:style style:name="T38" style:family="text">
      <style:text-properties fo:color="#4f81bd" style:font-name="Cambria1" fo:language="es" fo:country="ES" fo:background-color="transparent"/>
    </style:style>
    <style:style style:name="T39" style:family="text">
      <style:text-properties fo:color="#4f81bd" style:font-name="Liberation Serif" fo:language="es" fo:country="ES" fo:background-color="transparent"/>
    </style:style>
    <style:style style:name="T40" style:family="text">
      <style:text-properties style:font-name="Liberation serif" fo:language="es" fo:country="ES" fo:background-color="transparent"/>
    </style:style>
    <style:style style:name="T41" style:family="text">
      <style:text-properties style:font-name="Liberation serif" fo:font-size="11pt" fo:language="es" fo:country="ES" fo:background-color="transparent"/>
    </style:style>
    <style:style style:name="T42" style:family="text">
      <style:text-properties style:text-underline-style="none"/>
    </style:style>
    <style:style style:name="T43" style:family="text">
      <style:text-properties style:text-underline-style="none" fo:background-color="#ffff00"/>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fo:background-color="#ffff00"/>
    </style:style>
    <style:style style:name="T46" style:family="text">
      <style:text-properties style:font-name="Liberation Mono1" fo:font-size="11pt" fo:language="es" fo:country="ES"/>
    </style:style>
    <style:style style:name="T47" style:family="text">
      <style:text-properties style:font-name="Liberation Mono1" fo:font-size="11pt" fo:language="es" fo:country="ES" fo:background-color="#ffff00"/>
    </style:style>
    <style:style style:name="T48" style:family="text">
      <style:text-properties style:font-name="Liberation Mono1" fo:font-size="11pt" fo:language="es" fo:country="ES" fo:background-color="transparent"/>
    </style:style>
    <style:style style:name="T49" style:family="text">
      <style:text-properties style:font-name="Liberation Mono1" style:text-underline-style="none"/>
    </style:style>
    <style:style style:name="T50" style:family="text">
      <style:text-properties style:font-name="Liberation mono" fo:font-size="10pt" style:text-underline-style="none" style:font-size-asian="10pt" style:font-size-complex="10pt"/>
    </style:style>
    <style:style style:name="T51" style:family="text">
      <style:text-properties style:font-name="Liberation mono" fo:font-size="10pt" style:font-size-asian="10pt" style:font-size-complex="10pt"/>
    </style:style>
    <style:style style:name="T52" style:family="text">
      <style:text-properties fo:color="#000000"/>
    </style:style>
    <style:style style:name="T53" style:family="text">
      <style:text-properties fo:color="#000000" fo:font-weight="bold"/>
    </style:style>
    <style:style style:name="T54" style:family="text">
      <style:text-properties fo:color="#000000" fo:font-size="8pt"/>
    </style:style>
    <style:style style:name="T55" style:family="text">
      <style:text-properties fo:color="#000000" fo:font-size="8pt" fo:language="en" fo:country="US"/>
    </style:style>
    <style:style style:name="T56" style:family="text">
      <style:text-properties fo:color="#000000" fo:font-size="8pt" fo:language="en" fo:country="US" fo:font-weight="bold"/>
    </style:style>
    <style:style style:name="T57" style:family="text">
      <style:text-properties fo:font-size="8pt"/>
    </style:style>
    <style:style style:name="T58" style:family="text">
      <style:text-properties fo:font-size="8pt" fo:language="en" fo:country="US"/>
    </style:style>
    <style:style style:name="T59" style:family="text">
      <style:text-properties fo:color="#3f7f5f"/>
    </style:style>
    <style:style style:name="T60" style:family="text">
      <style:text-properties fo:color="#3f7f5f" fo:font-size="8pt"/>
    </style:style>
    <style:style style:name="T61" style:family="text">
      <style:text-properties fo:color="#3f7f5f" fo:font-size="8pt" fo:language="en" fo:country="US"/>
    </style:style>
    <style:style style:name="T62" style:family="text">
      <style:text-properties fo:color="#7f0055" fo:font-size="8pt" fo:font-weight="bold"/>
    </style:style>
    <style:style style:name="T63" style:family="text">
      <style:text-properties fo:color="#7f0055" fo:font-size="8pt" fo:language="en" fo:country="US" fo:font-weight="bold"/>
    </style:style>
    <style:style style:name="T64" style:family="text">
      <style:text-properties fo:color="#2a00ff"/>
    </style:style>
    <style:style style:name="T65" style:family="text">
      <style:text-properties fo:color="#2a00ff" fo:font-size="8pt"/>
    </style:style>
    <style:style style:name="T66" style:family="text">
      <style:text-properties fo:color="#2a00ff" fo:font-size="8pt" fo:language="en" fo:country="US"/>
    </style:style>
    <style:style style:name="T67" style:family="text">
      <style:text-properties fo:color="#0000c0" fo:font-size="8pt" fo:language="en" fo:country="US"/>
    </style:style>
    <style:style style:name="T68" style:family="text">
      <style:text-properties fo:color="#4d5e99" fo:font-size="8pt"/>
    </style:style>
    <style:style style:name="T69" style:family="text">
      <style:text-properties fo:color="#4d5e99" fo:font-size="8pt" fo:language="en" fo:country="US"/>
    </style:style>
    <style:style style:name="T70" style:family="text">
      <style:text-properties fo:color="#bd695e"/>
    </style:style>
    <style:style style:name="T71" style:family="text">
      <style:text-properties fo:color="#bd695e" fo:font-size="8pt"/>
    </style:style>
    <style:style style:name="T72" style:family="text">
      <style:text-properties fo:color="#81875a" fo:font-size="8pt"/>
    </style:style>
    <style:style style:name="T73" style:family="text">
      <style:text-properties fo:color="#81875a" fo:font-size="8pt" fo:language="en" fo:country="US"/>
    </style:style>
    <style:style style:name="T74"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0cm" fo:border="none" style:writing-mode="lr-tb">
        <style:background-image/>
      </style:graphic-properties>
    </style:style>
    <text:list-style style:name="L1">
      <text:list-level-style-number text:level="1" text:style-name="WW_5f_CharLFO4LV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021cm" fo:text-indent="-0.635cm" fo:margin-left="0.0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56cm" fo:text-indent="-0.635cm" fo:margin-left="0.6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cm" fo:text-indent="-0.635cm" fo:margin-left="1.2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26cm" fo:text-indent="-0.635cm" fo:margin-left="1.9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61cm" fo:text-indent="-0.635cm" fo:margin-left="2.5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96cm" fo:text-indent="-0.635cm" fo:margin-left="3.1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31cm" fo:text-indent="-0.635cm" fo:margin-left="3.8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66cm" fo:text-indent="-0.635cm" fo:margin-left="4.4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01cm" fo:text-indent="-0.635cm" fo:margin-left="5.1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36cm" fo:text-indent="-0.635cm" fo:margin-left="5.736cm"/>
        </style:list-level-properties>
      </text:list-level-style-number>
    </text:list-style>
    <text:list-style style:name="L4">
      <text:list-level-style-number text:level="1" text:style-name="WW_5f_CharLFO2LVL1" style:num-suffix="." style:num-format="a" style:num-letter-sync="true">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8LVL1" style:num-suffix="." style:num-format="1" text:start-value="10">
        <style:list-level-properties text:min-label-width="0.635cm"/>
      </text:list-level-style-number>
      <text:list-level-style-number text:level="2" style:num-suffix="." style:num-format="a" style:num-letter-sync="true">
        <style:list-level-properties text:space-before="0.64cm" text:min-label-width="0.635cm"/>
      </text:list-level-style-number>
      <text:list-level-style-number text:level="3" style:num-suffix="." style:num-format="i">
        <style:list-level-properties text:space-before="2.227cm" text:min-label-width="0.318cm" fo:text-align="end"/>
      </text:list-level-style-number>
      <text:list-level-style-number text:level="4" style:num-suffix="." style:num-format="1">
        <style:list-level-properties text:space-before="3.18cm" text:min-label-width="0.635cm"/>
      </text:list-level-style-number>
      <text:list-level-style-number text:level="5" style:num-suffix="." style:num-format="a" style:num-letter-sync="true">
        <style:list-level-properties text:space-before="4.45cm" text:min-label-width="0.635cm"/>
      </text:list-level-style-number>
      <text:list-level-style-number text:level="6" style:num-suffix="." style:num-format="i">
        <style:list-level-properties text:space-before="6.037cm" text:min-label-width="0.318cm" fo:text-align="end"/>
      </text:list-level-style-number>
      <text:list-level-style-number text:level="7" style:num-suffix="." style:num-format="1">
        <style:list-level-properties text:space-before="6.99cm" text:min-label-width="0.635cm"/>
      </text:list-level-style-number>
      <text:list-level-style-number text:level="8" style:num-suffix="." style:num-format="a" style:num-letter-sync="true">
        <style:list-level-properties text:space-before="8.26cm" text:min-label-width="0.635cm"/>
      </text:list-level-style-number>
      <text:list-level-style-number text:level="9" style:num-suffix="." style:num-format="i">
        <style:list-level-properties text:space-before="9.8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6">2º curso / 2º cuatr.</text:p>
            <text:p text:style-name="P20"><text:span text:style-name="Fuente_20_de_20_párrafo_20_predeter."><text:span text:style-name="T2">Grado Ing. Inform.</text:span></text:span></text:p>
            <text:p text:style-name="P20"><text:span text:style-name="Fuente_20_de_20_párrafo_20_predeter."><text:span text:style-name="T2">Doble Grado Ing. Inform. y Mat.</text:span></text:span></text:p>
          </table:table-cell>
          <table:table-cell table:style-name="Tabla1.B1" office:value-type="string">
            <text:p text:style-name="P17"/>
          </table:table-cell>
          <table:table-cell table:style-name="Tabla1.C1" office:value-type="string">
            <text:p text:style-name="P18">Arquitectura de Computadores (AC)</text:p>
            <text:p text:style-name="P19">Cuaderno de prácticas. </text:p>
            <text:p text:style-name="P2">Bloque Práctico 0. Entorno de programación</text:p>
            <text:p text:style-name="P21">Estudiante (nombre y apellidos): </text:p>
            <text:p text:style-name="P3">Grupo de prácticas:</text:p>
            <text:p text:style-name="P4">Fecha de entrega: </text:p>
            <text:p text:style-name="P5"><text:span text:style-name="Fuente_20_de_20_párrafo_20_predeter."><text:span text:style-name="T3">Fecha evaluación en clase: </text:span></text:span></text:p>
          </table:table-cell>
        </table:table-row>
      </table:table>
      <text:p text:style-name="P23"/>
      <text:p text:style-name="P22"><text:span text:style-name="Fuente_20_de_20_párrafo_20_predeter."><text:span text:style-name="T5">[</text:span></text:span><text:span text:style-name="Fuente_20_de_20_párrafo_20_predeter."><text:span text:style-name="T4">-RECORDATORIO, quitar todo este texto en rojo del cuaderno definitivo– </text:span></text:span></text:p>
      <text:p text:style-name="P27">1. COMENTARIOS</text:p>
      <text:p text:style-name="P25">1) 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63">2) <text:span text:style-name="T44">No use máquinas virtuales. </text:span><text:span text:style-name="T42">Se piden obtener resultados en atcgrid y en su PC </text:span><text:span text:style-name="T44">(PC del aula o PC personal)</text:span><text:span text:style-name="T42">.</text:span></text:p>
      <text:p text:style-name="P62">3) Debe modificar el prompt en los computadores que utilice en prácticas para que aparezca su nombre y apellidos, su usuario (<text:span text:style-name="T51">\u</text:span>), el computador (<text:span text:style-name="T51">\h</text:span>), el directorio de trabajo del bloque práctico (<text:span text:style-name="T51">\w</text:span>), <text:s/>la fecha (<text:span text:style-name="T51">\D</text:span>) completa (<text:span text:style-name="T51">%F</text:span>) y el día (<text:span text:style-name="T51">%A</text:span>) . Para modificar el prompt utilice lo siguiente <text:s/>(si es necesario, use <text:span text:style-name="T51">export</text:span> delante):</text:p>
      <text:p text:style-name="P64"><text:span text:style-name="T42"><text:s text:c="4"/></text:span><text:span text:style-name="T49">PS1="[NombreApellidos \u@\h:\w] \D{%F %A}\n$"</text:span></text:p>
      <text:p text:style-name="P63"><text:span text:style-name="T42">donde </text:span><text:span text:style-name="T50">NombreApellidos</text:span><text:span text:style-name="T42"> es su nombre seguido de sus apellidos, por ejemplo: Juan Ortuño Vilariño</text:span></text:p>
      <text:p text:style-name="P26"/>
      <text:p text:style-name="P22"><text:span text:style-name="Fuente_20_de_20_párrafo_20_predeter."><text:span text:style-name="T8">2. NORMAS SOBRE EL USO DE LA PLANTILLA</text:span></text:span><text:span text:style-name="Fuente_20_de_20_párrafo_20_predeter."><text:span text:style-name="T4"> </text:span></text:span></text:p>
      <text:p text:style-name="P22"><text:span text:style-name="Fuente_20_de_20_párrafo_20_predeter."><text:span text:style-name="T4">1) Usar </text:span></text:span><text:span text:style-name="Fuente_20_de_20_párrafo_20_predeter."><text:span text:style-name="T5">interlineado SENCILLO</text:span></text:span><text:span text:style-name="Fuente_20_de_20_párrafo_20_predeter."><text:span text:style-name="T4">. </text:span></text:span></text:p>
      <text:p text:style-name="P25">2) Respetar los tipos de letra y tamaños indicados: </text:p>
      <text:p text:style-name="P25">- Calibri-11 o Liberation Serif-11 para el texto</text:p>
      <text:p text:style-name="P22"><text:span text:style-name="Fuente_20_de_20_párrafo_20_predeter."><text:span text:style-name="T4">-</text:span></text:span><text:span text:style-name="Fuente_20_de_20_párrafo_20_predeter."><text:span text:style-name="T9"> </text:span></text:span><text:span text:style-name="Fuente_20_de_20_párrafo_20_predeter."><text:span text:style-name="T10">Courier New-10 o Liberation Mono-10 para nombres de fichero, comandos, variables de entorno, etc., cuando se usan en el texto</text:span></text:span><text:span text:style-name="Fuente_20_de_20_párrafo_20_predeter."><text:span text:style-name="T11">.</text:span></text:span></text:p>
      <text:p text:style-name="P24"><text:span text:style-name="T12">3) Insertar las capturas de pantalla donde se pidan y donde se considere oportuno</text:span><text:span text:style-name="T17">. En particular, los listados de código se deben insertar como capturas de pantalla. En todas las capturas de pantalla, incluidas las de los listados de código, debe aparecer el directorio y usuario. El tamaño de letra en las capturas debe ser similar al tamaño que se está usando en el texto.</text:span></text:p>
      <text:p text:style-name="P22"><text:span text:style-name="Fuente_20_de_20_párrafo_20_predeter."><text:span text:style-name="T7">Recuerde que debe adjuntar al zip de entrega, el pdf de este fichero, todos los ficheros con código fuente implementados/utilizados y el resto de ficheros que haya implementado/utilizado (scripts, hojas de cálculo, etc.)]</text:span></text:span></text:p>
      <text:p text:style-name="P65"/>
      <text:list xml:id="list8345818583886081894" text:style-name="L1">
        <text:list-header>
          <text:p text:style-name="P58"><text:span text:style-name="Fuente_20_de_20_párrafo_20_predeter."><text:span text:style-name="T33">1.</text:span></text:span><text:span text:style-name="Fuente_20_de_20_párrafo_20_predeter."><text:span text:style-name="T17"> Incorpore volcados de pantalla que muestren lo que devuelve </text:span></text:span><text:span text:style-name="Fuente_20_de_20_párrafo_20_predeter."><text:span text:style-name="T48">lscpu</text:span></text:span><text:span text:style-name="Fuente_20_de_20_párrafo_20_predeter."><text:span text:style-name="T17"> <text:s/>en atcgrid y en su PC. </text:span></text:span></text:p>
          <text:p text:style-name="P58"><text:span text:style-name="Fuente_20_de_20_párrafo_20_predeter."><text:span text:style-name="T27">CAPTURAS</text:span></text:span><text:span text:style-name="Fuente_20_de_20_párrafo_20_predeter."><text:span text:style-name="T28">: <text:s/></text:span></text:span></text:p>
          <text:p text:style-name="P58"><text:span text:style-name="Fuente_20_de_20_párrafo_20_predeter."><text:span text:style-name="T16"/></text:span></text:p>
          <text:p text:style-name="P58"><text:span text:style-name="Fuente_20_de_20_párrafo_20_predeter."><text:span text:style-name="T17">Conteste a las siguientes preguntas:</text:span></text:span></text:p>
        </text:list-header>
      </text:list>
      <text:p text:style-name="P36"><text:span text:style-name="T38">a</text:span><text:span text:style-name="T39">.</text:span><text:span text:style-name="T35">          </text:span><text:span text:style-name="T29">¿Cuántos cores físicos y cuántos cores lógicos tiene atcgrid de prácticas o su PC?</text:span></text:p>
      <text:p text:style-name="P37"><text:span text:style-name="Fuente_20_de_20_párrafo_20_predeter."><text:span text:style-name="T14">RESPUESTA</text:span></text:span><text:span text:style-name="Fuente_20_de_20_párrafo_20_predeter."><text:span text:style-name="T18">: </text:span></text:span></text:p>
      <text:p text:style-name="P35"><text:span text:style-name="T37">b.</text:span><text:span text:style-name="T34">          </text:span><text:span text:style-name="T12">¿Cuántos cores físicos y cuántos cores lógicos tiene un nodo de atcgrid?</text:span></text:p>
      <text:p text:style-name="P37"><text:span text:style-name="Fuente_20_de_20_párrafo_20_predeter."><text:span text:style-name="T14">RESPUESTA</text:span></text:span><text:span text:style-name="Fuente_20_de_20_párrafo_20_predeter."><text:span text:style-name="T18">: </text:span></text:span></text:p>
      <text:list xml:id="list30267209" text:continue-numbering="true" text:style-name="L1">
        <text:list-header>
          <text:p text:style-name="P58"><text:span text:style-name="Fuente_20_de_20_párrafo_20_predeter."><text:span text:style-name="T20"/></text:span></text:p>
        </text:list-header>
      </text:list>
      <text:p text:style-name="P28"/>
      <text:list xml:id="list30274571" text:continue-numbering="true" text:style-name="L1">
        <text:list-header>
          <text:p text:style-name="P59"><text:span text:style-name="Fuente_20_de_20_párrafo_20_predeter."><text:span text:style-name="T31">2.</text:span></text:span><text:span text:style-name="Fuente_20_de_20_párrafo_20_predeter."><text:span text:style-name="T12"> En el Listado 1 se puede ver un código fuente C que calcula la suma de dos vectores y en el Listado 2 una versión con C++:</text:span></text:span></text:p>
        </text:list-header>
      </text:list>
      <text:p text:style-name="P41">v3 = v1 + v2; <text:s/>v3(i) = v1(i) + v2(i), <text:s/>i=0,…N-1</text:p>
      <text:p text:style-name="P39"><text:soft-page-break/>Los códigos utilizan directivas del compilador para fijar el tipo de variable de los vectores (v1, v2 y v3). En los comentarios que hay al principio de los códigos se indica cómo hay que compilarlos. Los vectores pueden ser:</text:p>
      <text:list xml:id="list6034002374082194464" text:style-name="L2">
        <text:list-item>
          <text:p text:style-name="P67"><text:span text:style-name="Fuente_20_de_20_párrafo_20_predeter."><text:span text:style-name="T12">Variables locales: descomentando en el código </text:span></text:span><text:span text:style-name="codigo">#define VECTOR_LOCAL</text:span><text:span text:style-name="Fuente_20_de_20_párrafo_20_predeter."><text:span text:style-name="T12"> y comentando </text:span></text:span><text:span text:style-name="codigo">#define VECTOR_GLOBAL</text:span><text:span text:style-name="Fuente_20_de_20_párrafo_20_predeter."><text:span text:style-name="T12"> y </text:span></text:span><text:span text:style-name="codigo">#define VECTOR_DYNAMIC</text:span></text:p>
        </text:list-item>
        <text:list-item>
          <text:p text:style-name="P66"><text:span text:style-name="Fuente_20_de_20_párrafo_20_predeter."><text:span text:style-name="T12">Variables globales: descomentando </text:span></text:span><text:span text:style-name="codigo">#define VECTOR_GLOBAL</text:span><text:span text:style-name="Fuente_20_de_20_párrafo_20_predeter."><text:span text:style-name="T12"> y comentando </text:span></text:span><text:span text:style-name="codigo">#define VECTOR_LOCAL</text:span><text:span text:style-name="Fuente_20_de_20_párrafo_20_predeter."><text:span text:style-name="T12"> y </text:span></text:span><text:span text:style-name="codigo">#define VECTOR_DYNAMIC</text:span></text:p>
        </text:list-item>
        <text:list-item>
          <text:p text:style-name="P66"><text:span text:style-name="Fuente_20_de_20_párrafo_20_predeter."><text:span text:style-name="T12">Variables dinámicas: descomentando </text:span></text:span><text:span text:style-name="codigo">#define VECTOR_DYNAMIC </text:span><text:span text:style-name="Fuente_20_de_20_párrafo_20_predeter."><text:span text:style-name="T12">y comentando </text:span></text:span><text:span text:style-name="codigo">#define VECTOR_LOCAL</text:span><text:span text:style-name="Fuente_20_de_20_párrafo_20_predeter."><text:span text:style-name="T12"> y </text:span></text:span><text:span text:style-name="codigo">#define VECTOR_GLOBAL</text:span><text:span text:style-name="Fuente_20_de_20_párrafo_20_predeter."><text:span text:style-name="T12">. Si se usan los códigos tal y </text:span></text:span><text:span text:style-name="Fuente_20_de_20_párrafo_20_predeter."><text:span text:style-name="T12">como están en Listado 1 y Listado 2, sin hacer ningún cambio, los vectores (v1, v2 y v3) serán variables dinámicas.</text:span></text:span></text:p>
        </text:list-item>
      </text:list>
      <text:p text:style-name="P40"><text:span text:style-name="Fuente_20_de_20_párrafo_20_predeter."><text:span text:style-name="T12">Por tanto, se debe definir sólo una de las siguientes constantes:</text:span></text:span><text:span text:style-name="codigo"> VECTOR_LOCAL, VECTOR_GLOBAL o VECTOR_DY</text:span><text:span text:style-name="codigo">NAMIC.</text:span></text:p>
      <text:list xml:id="list5373619717031557461" text:style-name="L3">
        <text:list-item>
          <text:p text:style-name="P61"><text:span text:style-name="Fuente_20_de_20_párrafo_20_predeter."><text:span text:style-name="T12">En los dos códigos (Listado 1 y Listado 2) se utiliza la función </text:span></text:span><text:span text:style-name="codigo">clock_gettime()</text:span><text:span text:style-name="Fuente_20_de_20_párrafo_20_predeter."><text:span text:style-name="T12"> para obtener el tiempo de ejecución del trozo de código que calcula la suma de vectores. En el código se imprime la variable </text:span></text:span><text:span text:style-name="codigo"><text:span text:style-name="T21">ncgt</text:span></text:span><text:span text:style-name="codigo">,</text:span><text:span text:style-name="Fuente_20_de_20_párrafo_20_predeter."><text:span text:style-name="T12"> ¿qué contiene esta variable? ¿qué información devuelve </text:span></text:span><text:span text:style-name="Fuente_20_de_20_párrafo_20_predeter."><text:span text:style-name="T26">exactamente</text:span></text:span><text:span text:style-name="Fuente_20_de_20_párrafo_20_predeter."><text:span text:style-name="T30"> </text:span></text:span><text:span text:style-name="Fuente_20_de_20_párrafo_20_predeter."><text:span text:style-name="T12">la función </text:span></text:span><text:span text:style-name="codigo">clock_gettime()</text:span><text:span text:style-name="Fuente_20_de_20_párrafo_20_predeter."><text:span text:style-name="T12">? ¿en qué estructura de datos devuelve </text:span></text:span><text:span text:style-name="codigo">clock_gettime()</text:span><text:span text:style-name="Fuente_20_de_20_párrafo_20_predeter."><text:span text:style-name="T12"> la información (indicar el tipo de estructura de datos y describir la estructura de datos)? </text:span></text:span></text:p>
        </text:list-item>
      </text:list>
      <text:p text:style-name="P32"><text:span text:style-name="Fuente_20_de_20_párrafo_20_predeter."><text:span text:style-name="T27">RESPUESTA</text:span></text:span><text:span text:style-name="Fuente_20_de_20_párrafo_20_predeter."><text:span text:style-name="T28">: </text:span></text:span></text:p>
      <text:p text:style-name="P38"/>
      <text:list xml:id="list5314856830454078671" text:style-name="L4">
        <text:list-item text:start-value="2">
          <text:p text:style-name="P60"><text:span text:style-name="Fuente_20_de_20_párrafo_20_predeter."><text:span text:style-name="T12">Escribir en el cuaderno de prácticas las diferencias que hay entre el código fuente C y el código fuente C++ para la suma de vectores. <text:s/></text:span></text:span></text:p>
        </text:list-item>
      </text:list>
      <text:p text:style-name="P32"><text:span text:style-name="Fuente_20_de_20_párrafo_20_predeter."><text:span text:style-name="T27">RESPUESTA</text:span></text:span><text:span text:style-name="Fuente_20_de_20_párrafo_20_predeter."><text:span text:style-name="T28">: </text:span></text:span></text:p>
      <table:table table:name="Tabla5" table:style-name="Tabla5">
        <table:table-column table:style-name="Tabla5.A" table:number-columns-repeated="3"/>
        <table:table-row>
          <table:table-cell table:style-name="Tabla5.A1" office:value-type="string">
            <text:p text:style-name="Table_20_Contents">Descripción diferencia</text:p>
          </table:table-cell>
          <table:table-cell table:style-name="Tabla5.A1" office:value-type="string">
            <text:p text:style-name="Table_20_Contents">En C</text:p>
          </table:table-cell>
          <table:table-cell table:style-name="Tabla5.C1" office:value-type="string">
            <text:p text:style-name="Table_20_Contents">En C++</text:p>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
      <text:p text:style-name="P32"><text:span text:style-name="Fuente_20_de_20_párrafo_20_predeter."><text:span text:style-name="T20"/></text:span></text:p>
      <text:p text:style-name="P34"/>
      <text:list xml:id="list32487480" text:style-name="L1">
        <text:list-header>
          <text:p text:style-name="P69"><text:span text:style-name="Fuente_20_de_20_párrafo_20_predeter."><text:span text:style-name="T31">3. </text:span></text:span><text:span text:style-name="Fuente_20_de_20_párrafo_20_predeter."><text:span text:style-name="T12">Generar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12"> y comentar las definiciones de </text:span></text:span><text:span text:style-name="codigo">VECTOR_GLOBAL</text:span><text:span text:style-name="Fuente_20_de_20_párrafo_20_predeter."><text:span text:style-name="T12"> y </text:span></text:span><text:span text:style-name="codigo">VECTOR_DYNAMIC</text:span><text:span text:style-name="Fuente_20_de_20_párrafo_20_predeter."><text:span text:style-name="T12">). Incorporar volcados de pantalla que demuestren la ejecución correcta en atcgrid o en su PC. </text:span></text:span></text:p>
        </text:list-header>
      </text:list>
      <text:p text:style-name="P32"><text:span text:style-name="Fuente_20_de_20_párrafo_20_predeter."><text:span text:style-name="T27">RESPUESTA</text:span></text:span><text:span text:style-name="Fuente_20_de_20_párrafo_20_predeter."><text:span text:style-name="T28">: </text:span></text:span></text:p>
      <text:p text:style-name="P42"/>
      <text:list xml:id="list30290521" text:continue-numbering="true" text:style-name="L1">
        <text:list-header>
          <text:p text:style-name="P69"><text:span text:style-name="Fuente_20_de_20_párrafo_20_predeter."><text:span text:style-name="T31">4. </text:span></text:span><text:span text:style-name="Fuente_20_de_20_párrafo_20_predeter."><text:span text:style-name="T12">Ejecutar en atcgrid el código generado en el apartado anterior usando el </text:span></text:span><text:span text:style-name="codigo">script</text:span><text:span text:style-name="Fuente_20_de_20_párrafo_20_predeter."><text:span text:style-name="T12"> del Listado 3. Generar el ejecutable usando la opción de optimización –O2 tal y como se indica en el comentario que hay al principio del programa. Ejecutar el código también en su PC para los mismos tamaños. ¿Se obtiene error para alguno de los tamaños? En caso afirmativo, ¿a qué se debe este error? (Incorporar volcados de pantalla)</text:span></text:span></text:p>
        </text:list-header>
      </text:list>
      <text:p text:style-name="P32"><text:span text:style-name="Fuente_20_de_20_párrafo_20_predeter."><text:span text:style-name="T27">RESPUESTA</text:span></text:span><text:span text:style-name="Fuente_20_de_20_párrafo_20_predeter."><text:span text:style-name="T28">: </text:span></text:span></text:p>
      <text:list xml:id="list30292092" text:continue-numbering="true" text:style-name="L1">
        <text:list-header>
          <text:p text:style-name="P69"><text:soft-page-break/><text:span text:style-name="Fuente_20_de_20_párrafo_20_predeter."><text:span text:style-name="T31">5. </text:span></text:span><text:span text:style-name="Fuente_20_de_20_párrafo_20_predeter."><text:span text:style-name="T12">Generar los ejecutables del código fuente C para vectores globales y para dinámicos. Genere el ejecutable usando –O2. Ejecutar los dos códigos en atcgrid usando un </text:span></text:span><text:span text:style-name="codigo">script</text:span><text:span text:style-name="Fuente_20_de_20_párrafo_20_predeter."><text:span text:style-name="T12"> como el del Listado 3 (hay que poner en el </text:span></text:span><text:span text:style-name="codigo">script</text:span><text:span text:style-name="Fuente_20_de_20_párrafo_20_predeter."><text:span text:style-name="T12"> el nombre de los ficheros ejecutables generados en este ejercicio) para el mismo rango de tamaños utilizado en el ejercicio anterior. Ejecutar también los códigos en su PC. ¿Se obtiene error usando vectores globales o dinámicos? ¿A qué cree que es debido? (Incorporar volcados de pantalla)</text:span></text:span></text:p>
        </text:list-header>
      </text:list>
      <text:p text:style-name="P32"><text:span text:style-name="Fuente_20_de_20_párrafo_20_predeter."><text:span text:style-name="T27">RESPUESTA</text:span></text:span><text:span text:style-name="Fuente_20_de_20_párrafo_20_predeter."><text:span text:style-name="T28">: </text:span></text:span></text:p>
      <text:list xml:id="list30287623" text:continue-numbering="true" text:style-name="L1">
        <text:list-header>
          <text:p text:style-name="P69"><text:span text:style-name="Fuente_20_de_20_párrafo_20_predeter."><text:span text:style-name="T31">6. </text:span></text:span><text:span text:style-name="Fuente_20_de_20_párrafo_20_predeter."><text:span text:style-name="T12">Rellenar una tabla como la Tabla 1 para atcgrid y otra para su PC con los tiempos de ejecución obtenidos en los ejercicios anteriores para el trozo de código que realiza la suma de vectores. En la columna “Bytes de un vector” hay que poner el total de bytes reservado para un vector. Ayudándose de una hoja de cálculo represente en una misma gráfica los tiempos de ejecución obtenidos en atcgrid </text:span></text:span><text:span text:style-name="Fuente_20_de_20_párrafo_20_predeter."><text:span text:style-name="T41">y en su PC para vectores locales, globales y dinámicos (eje y) en función del tamaño en bytes de un vector (los valores de la segunda columna de la tabla, que están en escala logarítmica, deben estar en el eje x). Utilice escala logarítmica en el eje de ordenadas (eje y). ¿Hay diferencias en los tiempos de ejecución?</text:span></text:span><text:span text:style-name="Fuente_20_de_20_párrafo_20_predeter."><text:span text:style-name="T40"> </text:span></text:span></text:p>
          <text:p text:style-name="P69"><text:span text:style-name="Fuente_20_de_20_párrafo_20_predeter."><text:span text:style-name="T12"/></text:span></text:p>
        </text:list-header>
      </text:list>
      <text:p text:style-name="P32"><text:span text:style-name="Fuente_20_de_20_párrafo_20_predeter."><text:span text:style-name="T27">RESPUESTA</text:span></text:span><text:span text:style-name="Fuente_20_de_20_párrafo_20_predeter."><text:span text:style-name="T28">: </text:span></text:span></text:p>
      <text:p text:style-name="P30"/>
      <text:list xml:id="list4128621197441811413" text:style-name="L5">
        <text:list-header>
          <text:p text:style-name="P70"><text:span text:style-name="Fuente_20_de_20_párrafo_20_predeter."><text:span text:style-name="T31">7.</text:span></text:span><text:span text:style-name="Fuente_20_de_20_párrafo_20_predeter."><text:span text:style-name="T12"> Modificar el código fuente C para que el límite de los vectores cuando se declaran como variables globales sea igual al máximo número que se puede almacenar en la variable N (MAX=2^32-1). Generar el ejecutable usando variables globales. ¿Qué ocurre? ¿A qué es debido? </text:span></text:span><text:span text:style-name="Fuente_20_de_20_párrafo_20_predeter."><text:span text:style-name="T15">Razone además por qué el máximo número que se puede almacenar en N es 2</text:span></text:span><text:span text:style-name="Fuente_20_de_20_párrafo_20_predeter."><text:span text:style-name="T25">32</text:span></text:span><text:span text:style-name="Fuente_20_de_20_párrafo_20_predeter."><text:span text:style-name="T15">-1.</text:span></text:span></text:p>
          <text:p text:style-name="P68"><text:span text:style-name="Fuente_20_de_20_párrafo_20_predeter."><text:span text:style-name="T15"/></text:span></text:p>
        </text:list-header>
      </text:list>
      <text:p text:style-name="P40"><text:span text:style-name="Fuente_20_de_20_párrafo_20_predeter."><text:span text:style-name="T13">RESPUESTA</text:span></text:span><text:span text:style-name="Fuente_20_de_20_párrafo_20_predeter."><text:span text:style-name="T12">:</text:span></text:span></text:p>
      <text:p text:style-name="P43"/>
      <text:p text:style-name="P29"><text:span text:style-name="Fuente_20_de_20_párrafo_20_predeter."><text:span text:style-name="T12"/></text:span></text:p>
      <text:p text:style-name="P29"/>
      <text:p text:style-name="P29"/>
      <text:p text:style-name="P29"/>
      <table:table table:name="Tabla4" table:style-name="Tabla4">
        <table:table-column table:style-name="Tabla4.A"/>
        <table:table-row>
          <table:table-cell table:style-name="Tabla4.A1" office:value-type="string">
            <text:list xml:id="list4483120990491144292" text:style-name="LFO7">
              <text:list-item>
                <text:p text:style-name="P71"><text:bookmark text:name="_Ref3472922671"/></text:p>
              </text:list-item>
            </text:list>
          </table:table-cell>
        </table:table-row>
        <table:table-row>
          <table:table-cell table:style-name="Tabla4.A1" office:value-type="string">
            <text:p text:style-name="P33"><text:span text:style-name="Fuente_20_de_20_párrafo_20_predeter."><text:span text:style-name="T22"/></text:span></text:p>
          </table:table-cell>
        </table:table-row>
      </table:table>
      <text:p text:style-name="P31"><draw:frame draw:style-name="fr1" draw:name="Text Box 2" text:anchor-type="paragraph" svg:x="-0.111cm" svg:y="0.131cm" svg:width="15.625cm" style:rel-width="scale" svg:height="7.123cm" style:rel-height="scale" draw:z-index="0"><draw:text-box><table:table table:name="Tabla3" table:style-name="Tabla3"><table:table-column table:style-name="Tabla3.A"/><table:table-column table:style-name="Tabla3.B"/><table:table-column table:style-name="Tabla3.C"/><table:table-column table:style-name="Tabla3.D"/><table:table-column table:style-name="Tabla3.E"/><table:table-row table:style-name="Tabla3.1"><table:table-cell table:style-name="Tabla3.A1" office:value-type="string"><text:p text:style-name="P6"><text:span text:style-name="Fuente_20_de_20_párrafo_20_predeter."><text:span text:style-name="T23">Nº de Componentes </text:span></text:span></text:p></table:table-cell><table:table-cell table:style-name="Tabla3.A1" office:value-type="string"><text:p text:style-name="P7">Bytes de un vector</text:p></table:table-cell><table:table-cell table:style-name="Tabla3.A1" office:value-type="string"><text:p text:style-name="P7">Tiempo para vect. locales</text:p></table:table-cell><table:table-cell table:style-name="Tabla3.A1" office:value-type="string"><text:p text:style-name="P7">Tiempo para vect. globales</text:p></table:table-cell><table:table-cell table:style-name="Tabla3.A1" office:value-type="string"><text:p text:style-name="P6"><text:span text:style-name="Fuente_20_de_20_párrafo_20_predeter."><text:span text:style-name="T24">Tiempo para vect. dinámicos</text:span></text:span></text:p></table:table-cell></table:table-row><table:table-row table:style-name="Tabla3.1"><table:table-cell table:style-name="Tabla3.A2" office:value-type="string"><text:p text:style-name="P8">65536</text:p></table:table-cell><table:table-cell table:style-name="Tabla3.A2" office:value-type="string"><text:p text:style-name="P9"/></table:table-cell><table:table-cell table:style-name="Tabla3.A2" office:value-type="string"><text:p text:style-name="P10"/></table:table-cell><table:table-cell table:style-name="Tabla3.A2" office:value-type="string"><text:p text:style-name="P10"/></table:table-cell><table:table-cell table:style-name="Tabla3.A2" office:value-type="string"><text:p text:style-name="P10"/></table:table-cell></table:table-row><table:table-row table:style-name="Tabla3.1"><table:table-cell table:style-name="Tabla3.A3" office:value-type="string"><text:p text:style-name="P8">131072</text:p></table:table-cell><table:table-cell table:style-name="Tabla3.A3" office:value-type="string"><text:p text:style-name="P9"/></table:table-cell><table:table-cell table:style-name="Tabla3.A3" office:value-type="string"><text:p text:style-name="P10"/></table:table-cell><table:table-cell table:style-name="Tabla3.A3" office:value-type="string"><text:p text:style-name="P11"/></table:table-cell><table:table-cell table:style-name="Tabla3.A3" office:value-type="string"><text:p text:style-name="P11"/></table:table-cell></table:table-row><table:table-row table:style-name="Tabla3.1"><table:table-cell table:style-name="Tabla3.A2" office:value-type="string"><text:p text:style-name="P12">262144</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3" office:value-type="string"><text:p text:style-name="P12">524288</text:p></table:table-cell><table:table-cell table:style-name="Tabla3.A3" office:value-type="string"><text:p text:style-name="P13"/></table:table-cell><table:table-cell table:style-name="Tabla3.A3" office:value-type="string"><text:p text:style-name="P11"/></table:table-cell><table:table-cell table:style-name="Tabla3.A3" office:value-type="string"><text:p text:style-name="P11"/></table:table-cell><table:table-cell table:style-name="Tabla3.A3" office:value-type="string"><text:p text:style-name="P11"/></table:table-cell></table:table-row><table:table-row table:style-name="Tabla3.1"><table:table-cell table:style-name="Tabla3.A2" office:value-type="string"><text:p text:style-name="P12">1048576</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3" office:value-type="string"><text:p text:style-name="P12">2097152</text:p></table:table-cell><table:table-cell table:style-name="Tabla3.A3" office:value-type="string"><text:p text:style-name="P13"/></table:table-cell><table:table-cell table:style-name="Tabla3.A3" office:value-type="string"><text:p text:style-name="P11"/></table:table-cell><table:table-cell table:style-name="Tabla3.A3" office:value-type="string"><text:p text:style-name="P11"/></table:table-cell><table:table-cell table:style-name="Tabla3.A3" office:value-type="string"><text:p text:style-name="P11"/></table:table-cell></table:table-row><table:table-row table:style-name="Tabla3.1"><table:table-cell table:style-name="Tabla3.A2" office:value-type="string"><text:p text:style-name="P12">4194304</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3" office:value-type="string"><text:p text:style-name="P12">8388608</text:p></table:table-cell><table:table-cell table:style-name="Tabla3.A3" office:value-type="string"><text:p text:style-name="P13"/></table:table-cell><table:table-cell table:style-name="Tabla3.A3" office:value-type="string"><text:p text:style-name="P11"/></table:table-cell><table:table-cell table:style-name="Tabla3.A3" office:value-type="string"><text:p text:style-name="P11"/></table:table-cell><table:table-cell table:style-name="Tabla3.A3" office:value-type="string"><text:p text:style-name="P11"/></table:table-cell></table:table-row><table:table-row table:style-name="Tabla3.1"><table:table-cell table:style-name="Tabla3.A2" office:value-type="string"><text:p text:style-name="P12">16777216</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3" office:value-type="string"><text:p text:style-name="P12">33554432</text:p></table:table-cell><table:table-cell table:style-name="Tabla3.A3" office:value-type="string"><text:p text:style-name="P11"/></table:table-cell><table:table-cell table:style-name="Tabla3.A3" office:value-type="string"><text:p text:style-name="P11"/></table:table-cell><table:table-cell table:style-name="Tabla3.A3" office:value-type="string"><text:p text:style-name="P11"/></table:table-cell><table:table-cell table:style-name="Tabla3.A3" office:value-type="string"><text:p text:style-name="P11"/></table:table-cell></table:table-row><table:table-row table:style-name="Tabla3.1"><table:table-cell table:style-name="Tabla3.A12" office:value-type="string"><text:p text:style-name="P12">67108864</text:p></table:table-cell><table:table-cell table:style-name="Tabla3.A12" office:value-type="string"><text:p text:style-name="P11"/></table:table-cell><table:table-cell table:style-name="Tabla3.A12" office:value-type="string"><text:p text:style-name="P11"/></table:table-cell><table:table-cell table:style-name="Tabla3.A12" office:value-type="string"><text:p text:style-name="P11"/></table:table-cell><table:table-cell table:style-name="Tabla3.A12" office:value-type="string"><text:p text:style-name="P11"/></table:table-cell></table:table-row></table:table><text:p text:style-name="Normal"><text:s/></text:p></draw:text-box></draw:frame><text:span text:style-name="Fuente_20_de_20_párrafo_20_predeter."><text:span text:style-name="T12"/></text:span></text:p>
      <text:p text:style-name="P29"><text:span text:style-name="Fuente_20_de_20_párrafo_20_predeter."><text:span text:style-name="T12"/></text:span></text:p>
      <text:p text:style-name="P29"><text:span text:style-name="Fuente_20_de_20_párrafo_20_predeter."><text:span text:style-name="T12"/></text:span></text:p>
      <text:p text:style-name="P29"><text:span text:style-name="Fuente_20_de_20_párrafo_20_predeter."><text:span text:style-name="T12"/></text:span></text:p>
      <text:p text:style-name="P29"><text:span text:style-name="Fuente_20_de_20_párrafo_20_predeter."><text:span text:style-name="T12"/></text:span></text:p>
      <text:p text:style-name="P29"><text:span text:style-name="Fuente_20_de_20_párrafo_20_predeter."><text:span text:style-name="T12"/></text:span></text:p>
      <text:p text:style-name="P29"/>
      <table:table table:name="Tabla2" table:style-name="Tabla2">
        <table:table-column table:style-name="Tabla2.A"/>
        <table:table-row>
          <table:table-cell table:style-name="Tabla2.A1" office:value-type="string">
            <text:p text:style-name="P44"><text:bookmark text:name="_Ref338787914"/><text:span text:style-name="T53">Listado 1 .</text:span><text:span text:style-name="T36">     </text:span><text:span text:style-name="T52">Código C que suma dos vectores</text:span></text:p>
          </table:table-cell>
        </table:table-row>
        <table:table-row>
          <table:table-cell table:style-name="Tabla2.A2" office:value-type="string">
            <text:p text:style-name="P47">/* SumaVectoresC.c </text:p>
            <text:p text:style-name="P48"> <text:span text:style-name="T57">Suma de dos vectores: v3 = v1 + v2</text:span></text:p>
            <text:p text:style-name="P48"> </text:p>
            <text:p text:style-name="P48"> <text:span text:style-name="T57">Para compilar usar (-lrt: real time library):  </text:span></text:p>
            <text:p text:style-name="P48">       <text:span text:style-name="T57">gcc  -O2 SumaVectores.c -o SumaVectores –lrt</text:span></text:p>
            <text:p text:style-name="P46"> <text:span text:style-name="T57">gcc  -O2 –S SumaVectores.c –lrt   //para generar el código ensamblador</text:span></text:p>
            <text:p text:style-name="P49"> </text:p>
            <text:p text:style-name="P48"> <text:span text:style-name="T57">Para ejecutar use: SumaVectoresC longitud</text:span></text:p>
            <text:p text:style-name="P55"><text:span text:style-name="T60">*/</text:span><text:span text:style-name="T52"> </text:span></text:p>
            <text:p text:style-name="P49"> </text:p>
            <text:p text:style-name="P55"><text:span text:style-name="T62">#include</text:span><text:span text:style-name="T52"> </text:span><text:span text:style-name="T65">&lt;stdlib.h&gt;</text:span><text:span text:style-name="T52"> </text:span><text:span text:style-name="T60">// biblioteca con funciones atoi(), malloc() y free()</text:span></text:p>
            <text:p text:style-name="P55"><text:span text:style-name="T62">#include</text:span><text:span text:style-name="T52"> </text:span><text:span text:style-name="T65">&lt;stdio.h&gt;</text:span><text:span text:style-name="T52"> </text:span><text:span text:style-name="T60">// biblioteca donde se encuentra la función printf()</text:span></text:p>
            <text:p text:style-name="P55"><text:span text:style-name="T62">#include</text:span><text:span text:style-name="T52"> </text:span><text:span text:style-name="T65">&lt;time.h&gt;</text:span><text:span text:style-name="T52">     </text:span><text:span text:style-name="T60">// biblioteca donde se encuentra la función clock_gettime() </text:span></text:p>
            <text:p text:style-name="P49"> </text:p>
            <text:p text:style-name="P47">//#define PRINTF_ALL      // comentar para quitar el printf ...</text:p>
            <text:p text:style-name="P55"><text:span text:style-name="T52">                   </text:span><text:span text:style-name="T60">// que imprime todos los componentes</text:span></text:p>
            <text:p text:style-name="P47">//Sólo puede estar definida una de las tres constantes VECTOR_ (sólo uno de los ... </text:p>
            <text:p text:style-name="P47">//tres defines siguientes puede estar descomentado):</text:p>
            <text:p text:style-name="P47">//#define VECTOR_LOCAL    // descomentar para que los vectores sean variables ...</text:p>
            <text:p text:style-name="P55"><text:span text:style-name="T52">                   </text:span><text:span text:style-name="T60">// locales (si se supera el tamaño de la pila se ...</text:span></text:p>
            <text:p text:style-name="P55"><text:span text:style-name="T52">                   </text:span><text:span text:style-name="T60">// generará el error "Violación de Segmento")</text:span></text:p>
            <text:p text:style-name="P47">//#define VECTOR_GLOBAL// descomentar para que los vectores sean variables ...</text:p>
            <text:p text:style-name="P55"><text:span text:style-name="T52">                   </text:span><text:span text:style-name="T60">// globales (su longitud no estará limitada por el ...</text:span></text:p>
            <text:p text:style-name="P55"><text:span text:style-name="T52">                   </text:span><text:span text:style-name="T60">// tamaño de la pila del programa)</text:span></text:p>
            <text:p text:style-name="P55"><text:span text:style-name="T62">#define</text:span><text:span text:style-name="T52"> </text:span><text:span text:style-name="T54">VECTOR_DYNAMIC    </text:span><text:span text:style-name="T60">// descomentar para que los vectores sean variables ...</text:span></text:p>
            <text:p text:style-name="P55"><text:span text:style-name="T52">                   </text:span><text:span text:style-name="T60">// dinámicas (memoria reutilizable durante la ejecución)</text:span></text:p>
            <text:p text:style-name="P55"><text:span text:style-name="T63">#ifdef</text:span><text:span text:style-name="T52"> </text:span><text:span text:style-name="T55">VECTOR_GLOBAL</text:span></text:p>
            <text:p text:style-name="P55"><text:span text:style-name="T63">#define</text:span><text:span text:style-name="T52"> </text:span><text:span text:style-name="T55">MAX 33554432         </text:span><text:span text:style-name="T61">//=2^25</text:span></text:p>
            <text:p text:style-name="P55"><text:span text:style-name="T63">double</text:span><text:span text:style-name="T52"> </text:span><text:span text:style-name="T55">v1[MAX], v2[MAX], v3[MAX]; </text:span></text:p>
            <text:p text:style-name="P51">#endif</text:p>
            <text:p text:style-name="P49"> </text:p>
            <text:p text:style-name="P55"><text:span text:style-name="T63">int</text:span><text:span text:style-name="T52"> </text:span><text:span text:style-name="T56">main</text:span><text:span text:style-name="T55">(</text:span><text:span text:style-name="T63">int</text:span><text:span text:style-name="T52"> </text:span><text:span text:style-name="T55">argc, </text:span><text:span text:style-name="T63">char</text:span><text:span text:style-name="T55">** argv){ </text:span></text:p>
            <text:p text:style-name="P49">  </text:p>
            <text:p text:style-name="P55"><text:span text:style-name="T52">  </text:span><text:span text:style-name="T62">int</text:span><text:span text:style-name="T52"> </text:span><text:span text:style-name="T54">i; </text:span></text:p>
            <text:p text:style-name="P55"><text:span text:style-name="T52">  </text:span><text:span text:style-name="T62">struct</text:span><text:span text:style-name="T52"> </text:span><text:span text:style-name="T54">timespec cgt1,cgt2; </text:span><text:span text:style-name="T62">double</text:span><text:span text:style-name="T52"> </text:span><text:span text:style-name="T54">ncgt; </text:span><text:span text:style-name="T60">//para tiempo de ejecución</text:span></text:p>
            <text:p text:style-name="P49"> </text:p>
            <text:p text:style-name="P55"><text:span text:style-name="T52">  </text:span><text:span text:style-name="T60">//Leer argumento de entrada (nº de componentes del vector)</text:span></text:p>
            <text:p text:style-name="P55"><text:span text:style-name="T52">  </text:span><text:span text:style-name="T62">if</text:span><text:span text:style-name="T52"> </text:span><text:span text:style-name="T54">(argc&lt;2){      </text:span></text:p>
            <text:p text:style-name="P55"><text:span text:style-name="T52">    </text:span><text:span text:style-name="T54">printf(</text:span><text:span text:style-name="T65">"Faltan nº componentes del vector\n"</text:span><text:span text:style-name="T54">);</text:span></text:p>
            <text:p text:style-name="P55"><text:span text:style-name="T52">    </text:span><text:span text:style-name="T55">exit(-1);</text:span></text:p>
            <text:p text:style-name="P49">  <text:span text:style-name="T58">}</text:span></text:p>
            <text:p text:style-name="P49">  </text:p>
            <text:p text:style-name="P55"><text:span text:style-name="T52">  </text:span><text:span text:style-name="T63">unsigned int</text:span><text:span text:style-name="T52"> </text:span><text:span text:style-name="T55">N = atoi(argv[1]); </text:span><text:span text:style-name="T61">// Máximo N =2^32-1=4294967295 (sizeof(unsigned int) = 4 B)</text:span></text:p>
            <text:p text:style-name="P55"><text:span text:style-name="T52">  </text:span><text:span text:style-name="T62">#ifdef</text:span><text:span text:style-name="T52"> </text:span><text:span text:style-name="T54">VECTOR_LOCAL</text:span></text:p>
            <text:p text:style-name="P55"><text:span text:style-name="T52">  </text:span><text:span text:style-name="T62">double</text:span><text:span text:style-name="T52"> </text:span><text:span text:style-name="T54">v1[N], v2[N], v3[N];   </text:span><text:span text:style-name="T60">// Tamaño variable local en tiempo de ejecución ...</text:span></text:p>
            <text:p text:style-name="P55"><text:span text:style-name="T52">                        </text:span><text:span text:style-name="T60">// disponible en C a partir de actualización C99 </text:span></text:p>
            <text:p text:style-name="P55"><text:span text:style-name="T52">  </text:span><text:span text:style-name="T63">#endif</text:span></text:p>
            <text:p text:style-name="P55"><text:span text:style-name="T52">  </text:span><text:span text:style-name="T63">#ifdef</text:span><text:span text:style-name="T52"> </text:span><text:span text:style-name="T55">VECTOR_GLOBAL</text:span></text:p>
            <text:p text:style-name="P55"><text:span text:style-name="T52">  </text:span><text:span text:style-name="T63">if</text:span><text:span text:style-name="T52"> </text:span><text:span text:style-name="T55">(N&gt;MAX) N=MAX;</text:span></text:p>
            <text:p text:style-name="P55"><text:span text:style-name="T52">  </text:span><text:span text:style-name="T63">#endif</text:span></text:p>
            <text:p text:style-name="P55"><text:span text:style-name="T52">  </text:span><text:span text:style-name="T63">#ifdef</text:span><text:span text:style-name="T52"> </text:span><text:span text:style-name="T55">VECTOR_DYNAMIC</text:span></text:p>
            <text:p text:style-name="P55"><text:span text:style-name="T52">  </text:span><text:span text:style-name="T63">double</text:span><text:span text:style-name="T52"> </text:span><text:span text:style-name="T55">*v1, *v2, *v3;</text:span></text:p>
            <text:p text:style-name="P55"><text:span text:style-name="T52">  </text:span><text:span text:style-name="T54">v1 = (</text:span><text:span text:style-name="T62">double</text:span><text:span text:style-name="T54">*) malloc(N*</text:span><text:span text:style-name="T62">sizeof</text:span><text:span text:style-name="T54">(</text:span><text:span text:style-name="T62">double</text:span><text:span text:style-name="T54">));</text:span><text:span text:style-name="T60">// malloc necesita el tamaño en bytes</text:span></text:p>
            <text:p text:style-name="P55"><text:span text:style-name="T52">  </text:span><text:span text:style-name="T54">v2 = (</text:span><text:span text:style-name="T62">double</text:span><text:span text:style-name="T54">*) malloc(N*</text:span><text:span text:style-name="T62">sizeof</text:span><text:span text:style-name="T54">(</text:span><text:span text:style-name="T62">double</text:span><text:span text:style-name="T54">));</text:span><text:span text:style-name="T59"> </text:span><text:span text:style-name="T60">//si no hay espacio suficiente malloc </text:span><text:soft-page-break/><text:span text:style-name="T60">devuelve NULL</text:span></text:p>
            <text:p text:style-name="P55"><text:span text:style-name="T52">  </text:span><text:span text:style-name="T55">v3 = (</text:span><text:span text:style-name="T63">double</text:span><text:span text:style-name="T55">*) malloc(N*</text:span><text:span text:style-name="T63">sizeof</text:span><text:span text:style-name="T55">(</text:span><text:span text:style-name="T63">double</text:span><text:span text:style-name="T55">));</text:span></text:p>
            <text:p text:style-name="P55"><text:span text:style-name="T52">    </text:span><text:span text:style-name="T63">if</text:span><text:span text:style-name="T52"> </text:span><text:span text:style-name="T55">( (v1==NULL) || (v2==NULL) || (v3==NULL) ){      </text:span></text:p>
            <text:p text:style-name="P55"><text:span text:style-name="T52">    </text:span><text:span text:style-name="T54">printf(</text:span><text:span text:style-name="T65">"Error en la reserva de espacio para los vectores\n"</text:span><text:span text:style-name="T54">);</text:span></text:p>
            <text:p text:style-name="P55"><text:span text:style-name="T52">    </text:span><text:span text:style-name="T55">exit(-2);</text:span></text:p>
            <text:p text:style-name="P49">  <text:span text:style-name="T58">}</text:span></text:p>
            <text:p text:style-name="P55"><text:span text:style-name="T52">  </text:span><text:span text:style-name="T63">#endif</text:span></text:p>
            <text:p text:style-name="P49"> </text:p>
            <text:p text:style-name="P55"><text:span text:style-name="T52">  </text:span><text:span text:style-name="T61">//Inicializar vectores </text:span></text:p>
            <text:p text:style-name="P55"><text:span text:style-name="T52">  </text:span><text:span text:style-name="T63">for</text:span><text:span text:style-name="T55">(i=0; i&lt;N; i++){ </text:span></text:p>
            <text:p text:style-name="P55"><text:span text:style-name="T52">    </text:span><text:span text:style-name="T55">v1[i] = N*0.1+i*0.1; v2[i] = N*0.1-i*0.1; </text:span><text:span text:style-name="T61">//los valores dependen de N</text:span></text:p>
            <text:p text:style-name="P49">  <text:span text:style-name="T58">} </text:span></text:p>
            <text:p text:style-name="P49"> </text:p>
            <text:p text:style-name="P49">  <text:span text:style-name="T58">clock_gettime(CLOCK_REALTIME,&amp;cgt1);</text:span></text:p>
            <text:p text:style-name="P55"><text:span text:style-name="T52">  </text:span><text:span text:style-name="T61">//Calcular suma de vectores </text:span></text:p>
            <text:p text:style-name="P55"><text:span text:style-name="T52">  </text:span><text:span text:style-name="T63">for</text:span><text:span text:style-name="T55">(i=0; i&lt;N; i++) </text:span></text:p>
            <text:p text:style-name="P49">    <text:span text:style-name="T58">v3[i] = v1[i] + v2[i]; </text:span></text:p>
            <text:p text:style-name="P49"> </text:p>
            <text:p text:style-name="P49">  <text:span text:style-name="T58">clock_gettime(CLOCK_REALTIME,&amp;cgt2);</text:span></text:p>
            <text:p text:style-name="P55"><text:span text:style-name="T52">  </text:span><text:span text:style-name="T55">ncgt=(</text:span><text:span text:style-name="T63">double</text:span><text:span text:style-name="T55">) (cgt2.</text:span><text:span text:style-name="T67">tv_sec</text:span><text:span text:style-name="T55">-cgt1.</text:span><text:span text:style-name="T67">tv_sec</text:span><text:span text:style-name="T55">)+</text:span></text:p>
            <text:p text:style-name="P55"><text:span text:style-name="T52">       </text:span><text:span text:style-name="T55">(</text:span><text:span text:style-name="T63">double</text:span><text:span text:style-name="T55">) ((cgt2.</text:span><text:span text:style-name="T67">tv_nsec</text:span><text:span text:style-name="T55">-cgt1.</text:span><text:span text:style-name="T67">tv_nsec</text:span><text:span text:style-name="T55">)/(1.e+9));</text:span></text:p>
            <text:p text:style-name="P49"> </text:p>
            <text:p text:style-name="P55"><text:span text:style-name="T52">  </text:span><text:span text:style-name="T60">//Imprimir resultado de la suma y el tiempo de ejecución</text:span></text:p>
            <text:p text:style-name="P55"><text:span text:style-name="T52">  </text:span><text:span text:style-name="T62">#ifdef</text:span><text:span text:style-name="T52"> </text:span><text:span text:style-name="T54">PRINTF_ALL</text:span></text:p>
            <text:p text:style-name="P55"><text:span text:style-name="T52">  </text:span><text:span text:style-name="T54">printf(</text:span><text:span text:style-name="T65">"Tiempo(seg.):%11.9f\t / Tamaño Vectores:%u\n"</text:span><text:span text:style-name="T54">,ncgt,N); </text:span></text:p>
            <text:p text:style-name="P55"><text:span text:style-name="T52">  </text:span><text:span text:style-name="T63">for</text:span><text:span text:style-name="T55">(i=0; i&lt;N; i++) </text:span></text:p>
            <text:p text:style-name="P55"><text:span text:style-name="T52">    </text:span><text:span text:style-name="T55">printf(</text:span><text:span text:style-name="T66">"/ V1[%d]+V2[%d]=V3[%d](%8.6f+%8.6f=%8.6f) /\n"</text:span><text:span text:style-name="T55">,</text:span></text:p>
            <text:p text:style-name="P49">           <text:span text:style-name="T58">i,i,i,v1[i],v2[i],v3[i]); </text:span></text:p>
            <text:p text:style-name="P49"> </text:p>
            <text:p text:style-name="P55"><text:span text:style-name="T52">  </text:span><text:span text:style-name="T63">#else</text:span></text:p>
            <text:p text:style-name="P55"><text:span text:style-name="T52">    </text:span><text:span text:style-name="T54">printf(</text:span><text:span text:style-name="T65">"Tiempo(seg.):%11.9f\t / Tamaño Vectores:%u\t/ V1[0]+V2[0]=V3[0](%8.6f+%8.6f=%8.6f) / / </text:span></text:p>
            <text:p text:style-name="P55"><text:span text:style-name="T64">           </text:span><text:span text:style-name="T66">V1[%d]+V2[%d]=V3[%d](%8.6f+%8.6f=%8.6f) /\n"</text:span><text:span text:style-name="T55">,</text:span></text:p>
            <text:p text:style-name="P49">           <text:span text:style-name="T58">ncgt,N,v1[0],v2[0],v3[0],N-1,N-1,N-1,v1[N-1],v2[N-1],v3[N-1]); </text:span></text:p>
            <text:p text:style-name="P55"><text:span text:style-name="T52">  </text:span><text:span text:style-name="T63">#endif</text:span></text:p>
            <text:p text:style-name="P49"> </text:p>
            <text:p text:style-name="P55"><text:span text:style-name="T52">  </text:span><text:span text:style-name="T63">#ifdef</text:span><text:span text:style-name="T52"> </text:span><text:span text:style-name="T55">VECTOR_DYNAMIC</text:span></text:p>
            <text:p text:style-name="P55"><text:span text:style-name="T52">  </text:span><text:span text:style-name="T54">free(v1); </text:span><text:span text:style-name="T60">// libera el espacio reservado para v1</text:span></text:p>
            <text:p text:style-name="P55"><text:span text:style-name="T52">  </text:span><text:span text:style-name="T54">free(v2); </text:span><text:span text:style-name="T60">// libera el espacio reservado para v2</text:span></text:p>
            <text:p text:style-name="P55"><text:span text:style-name="T52">  </text:span><text:span text:style-name="T54">free(v3); </text:span><text:span text:style-name="T60">// libera el espacio reservado para v3</text:span></text:p>
            <text:p text:style-name="P55"><text:span text:style-name="T52">  </text:span><text:span text:style-name="T63">#endif</text:span></text:p>
            <text:p text:style-name="P55"><text:span text:style-name="T52">  </text:span><text:span text:style-name="T63">return</text:span><text:span text:style-name="T52"> </text:span><text:span text:style-name="T55">0; </text:span></text:p>
            <text:p text:style-name="P45">}</text:p>
          </table:table-cell>
        </table:table-row>
      </table:table>
      <text:p text:style-name="P57"> </text:p>
      <table:table table:name="Tabla6" table:style-name="Tabla6">
        <table:table-column table:style-name="Tabla6.A"/>
        <table:table-row>
          <table:table-cell table:style-name="Tabla6.A1" office:value-type="string">
            <text:p text:style-name="P44"><text:bookmark text:name="_Ref338788693"/><text:span text:style-name="T53">Listado 2 .</text:span><text:span text:style-name="T36">     </text:span><text:span text:style-name="T52">Código C++ que suma dos vectores</text:span></text:p>
          </table:table-cell>
        </table:table-row>
        <table:table-row table:style-name="Tabla6.2">
          <table:table-cell table:style-name="Tabla6.A2" office:value-type="string">
            <text:p text:style-name="P47">/* SumaVectoresCpp.cpp  </text:p>
            <text:p text:style-name="P48"> <text:span text:style-name="T57">Suma de dos vectores: v3 = v1 + v2</text:span></text:p>
            <text:p text:style-name="P48"> </text:p>
            <text:p text:style-name="P48"> <text:span text:style-name="T57">Para compilar usar (-lrt: real time library):  </text:span></text:p>
            <text:p text:style-name="P48">             <text:span text:style-name="T57">g++  -O2 SumaVectoresCpp.cpp -o SumaVectoresCpp -lrt</text:span></text:p>
            <text:p text:style-name="P49"> </text:p>
            <text:p text:style-name="P48"> <text:span text:style-name="T57">Para ejecutar use: SumaVectoresCpp longitud</text:span></text:p>
            <text:p text:style-name="P55"><text:span text:style-name="T60">*/</text:span><text:span text:style-name="T52"> </text:span></text:p>
            <text:p text:style-name="P49"> </text:p>
            <text:p text:style-name="P55"><text:span text:style-name="T62">#include</text:span><text:span text:style-name="T52"> </text:span><text:span text:style-name="T65">&lt;cstdlib&gt;</text:span><text:span text:style-name="T52">  </text:span><text:span text:style-name="T60">// biblioteca con atoi()</text:span></text:p>
            <text:p text:style-name="P55"><text:span text:style-name="T62">#include</text:span><text:span text:style-name="T52"> </text:span><text:span text:style-name="T65">&lt;iostream&gt;</text:span><text:span text:style-name="T52"> </text:span><text:span text:style-name="T60">// biblioteca donde se encuentra la función cout</text:span></text:p>
            <text:p text:style-name="P50">using namespace std;</text:p>
            <text:p text:style-name="P55"><text:span text:style-name="T62">#include</text:span><text:span text:style-name="T52"> </text:span><text:span text:style-name="T65">&lt;time.h&gt;</text:span><text:span text:style-name="T52">     </text:span><text:span text:style-name="T60">// biblioteca donde se encuentra la función clock_gettime() </text:span></text:p>
            <text:p text:style-name="P49"> </text:p>
            <text:p text:style-name="P47">//#define COUT_ALL // comentar para quitar el cout ...</text:p>
            <text:p text:style-name="P55"><text:span text:style-name="T52">              </text:span><text:span text:style-name="T60">// que imprime todos los componentes</text:span></text:p>
            <text:p text:style-name="P47">//Sólo puede estar definida una de las tres constantes VECTOR_ (sólo uno de los ... </text:p>
            <text:p text:style-name="P47">//tres defines siguientes puede estar descomentado):</text:p>
            <text:p text:style-name="P47">//#define VECTOR_LOCAL    // descomentar para que los vectores sean variables ...</text:p>
            <text:p text:style-name="P55"><text:span text:style-name="T52">                   </text:span><text:span text:style-name="T60">// locales (si se supera el tamaño de la pila se ...</text:span></text:p>
            <text:p text:style-name="P55"><text:span text:style-name="T52">                   </text:span><text:span text:style-name="T60">// generará el error "Violación de Segmento")</text:span></text:p>
            <text:p text:style-name="P47">//#define VECTOR_GLOBAL// descomentar para que los vectores sean variables ...</text:p>
            <text:p text:style-name="P55"><text:span text:style-name="T52">                   </text:span><text:span text:style-name="T60">// globales (su longitud no estará limitada por el ...</text:span></text:p>
            <text:p text:style-name="P55"><text:span text:style-name="T52">                   </text:span><text:span text:style-name="T60">// tamaño de la pila del programa)</text:span></text:p>
            <text:p text:style-name="P55"><text:span text:style-name="T62">#define</text:span><text:span text:style-name="T52"> </text:span><text:span text:style-name="T54">VECTOR_DYNAMIC    </text:span><text:span text:style-name="T60">// descomentar para que los vectores sean variables ...</text:span></text:p>
            <text:p text:style-name="P55"><text:span text:style-name="T52">                   </text:span><text:span text:style-name="T60">// dinámicas (memoria reutilizable durante la ejecución)</text:span></text:p>
            <text:p text:style-name="P55"><text:span text:style-name="T63">#ifdef</text:span><text:span text:style-name="T52"> </text:span><text:span text:style-name="T55">VECTOR_GLOBAL</text:span></text:p>
            <text:p text:style-name="P55"><text:span text:style-name="T63">#define</text:span><text:span text:style-name="T52"> </text:span><text:span text:style-name="T55">MAX 33554432       </text:span><text:span text:style-name="T61">//=2^25</text:span></text:p>
            <text:p text:style-name="P55"><text:span text:style-name="T63">double</text:span><text:span text:style-name="T52"> </text:span><text:span text:style-name="T55">v1[MAX], v2[MAX], v3[MAX]; </text:span></text:p>
            <text:p text:style-name="P51">#endif</text:p>
            <text:p text:style-name="P49">  </text:p>
            <text:p text:style-name="P55"><text:span text:style-name="T63">int</text:span><text:span text:style-name="T52"> </text:span><text:span text:style-name="T56">main</text:span><text:span text:style-name="T55">(</text:span><text:span text:style-name="T63">int</text:span><text:span text:style-name="T52"> </text:span><text:span text:style-name="T55">argc, </text:span><text:span text:style-name="T63">char</text:span><text:span text:style-name="T55">** argv){ </text:span></text:p>
            <text:p text:style-name="P49">  </text:p>
            <text:p text:style-name="P55"><text:span text:style-name="T52">  </text:span><text:span text:style-name="T62">struct</text:span><text:span text:style-name="T52"> </text:span><text:span text:style-name="T54">timespec cgt1,cgt2;   </text:span><text:span text:style-name="T60">//para tiempo de ejecución</text:span></text:p>
            <text:p text:style-name="P49"> </text:p>
            <text:p text:style-name="P55"><text:span text:style-name="T52">  </text:span><text:span text:style-name="T60">//Leer argumento de entrada (nº de componentes del vector)</text:span></text:p>
            <text:p text:style-name="P55"><text:span text:style-name="T52">  </text:span><text:span text:style-name="T62">if</text:span><text:span text:style-name="T52"> </text:span><text:span text:style-name="T54">(argc&lt;2){</text:span></text:p>
            <text:p text:style-name="P55"><text:span text:style-name="T52">    </text:span><text:span text:style-name="T54">cout &lt;&lt; </text:span><text:span text:style-name="T65">"Faltan nº componentes del vector\n"</text:span><text:span text:style-name="T52"> </text:span><text:span text:style-name="T54">&lt;&lt; endl ;</text:span></text:p>
            <text:p text:style-name="P55"><text:span text:style-name="T52">    </text:span><text:span text:style-name="T55">exit(-1);</text:span></text:p>
            <text:p text:style-name="P49">  <text:span text:style-name="T58">} </text:span></text:p>
            <text:p text:style-name="P49"> </text:p>
            <text:p text:style-name="P55"><text:span text:style-name="T52">  </text:span><text:span text:style-name="T63">unsigned int</text:span><text:span text:style-name="T52"> </text:span><text:span text:style-name="T55">N = atoi(argv[1]);</text:span></text:p>
            <text:p text:style-name="P55"><text:span text:style-name="T52">  </text:span><text:span text:style-name="T63">#ifdef</text:span><text:span text:style-name="T52"> </text:span><text:span text:style-name="T55">VECTOR_LOCAL</text:span></text:p>
            <text:p text:style-name="P55"><text:span text:style-name="T52">  </text:span><text:span text:style-name="T63">double</text:span><text:span text:style-name="T52"> </text:span><text:span text:style-name="T55">v1[N], v2[N], v3[N];   </text:span></text:p>
            <text:p text:style-name="P55"><text:span text:style-name="T52">  </text:span><text:span text:style-name="T63">#endif</text:span></text:p>
            <text:p text:style-name="P55"><text:span text:style-name="T52">  </text:span><text:span text:style-name="T63">#ifdef</text:span><text:span text:style-name="T52"> </text:span><text:span text:style-name="T55">VECTOR_GLOBAL</text:span></text:p>
            <text:p text:style-name="P55"><text:span text:style-name="T52">  </text:span><text:span text:style-name="T63">if</text:span><text:span text:style-name="T52"> </text:span><text:span text:style-name="T55">(N&gt;MAX) N=MAX;</text:span></text:p>
            <text:p text:style-name="P55"><text:span text:style-name="T52">  </text:span><text:span text:style-name="T63">#endif</text:span></text:p>
            <text:p text:style-name="P55"><text:span text:style-name="T52">  </text:span><text:span text:style-name="T63">#ifdef</text:span><text:span text:style-name="T52"> </text:span><text:span text:style-name="T55">VECTOR_DYNAMIC</text:span></text:p>
            <text:p text:style-name="P55"><text:span text:style-name="T52">  </text:span><text:span text:style-name="T63">double</text:span><text:span text:style-name="T52"> </text:span><text:span text:style-name="T55">*v1, *v2, *v3;</text:span></text:p>
            <text:p text:style-name="P55"><text:span text:style-name="T52">  </text:span><text:span text:style-name="T54">v1 = new </text:span><text:span text:style-name="T62">double</text:span><text:span text:style-name="T52"> </text:span><text:span text:style-name="T54">[N];    </text:span><text:span text:style-name="T60">//si no hay espacio suficiente new genera una excepción</text:span></text:p>
            <text:p text:style-name="P55"><text:span text:style-name="T52">  </text:span><text:span text:style-name="T55">v2 = new </text:span><text:span text:style-name="T63">double</text:span><text:span text:style-name="T52"> </text:span><text:span text:style-name="T55">[N];</text:span></text:p>
            <text:p text:style-name="P55"><text:span text:style-name="T52">  </text:span><text:span text:style-name="T55">v3 = new </text:span><text:span text:style-name="T63">double</text:span><text:span text:style-name="T52"> </text:span><text:span text:style-name="T55">[N];</text:span></text:p>
            <text:p text:style-name="P55"><text:span text:style-name="T52">  </text:span><text:span text:style-name="T63">#endif</text:span></text:p>
            <text:p text:style-name="P49"> </text:p>
            <text:p text:style-name="P55"><text:span text:style-name="T52">  </text:span><text:span text:style-name="T61">//Inicializar vectores </text:span></text:p>
            <text:p text:style-name="P55"><text:span text:style-name="T52">  </text:span><text:span text:style-name="T63">for</text:span><text:span text:style-name="T55">(</text:span><text:span text:style-name="T63">int</text:span><text:span text:style-name="T52"> </text:span><text:span text:style-name="T55">i=0; i&lt;N; i++){ </text:span></text:p>
            <text:p text:style-name="P55"><text:soft-page-break/><text:span text:style-name="T52">    </text:span><text:span text:style-name="T55">v1[i] = N*0.1+i*0.1; v2[i] = N*0.1-i*0.1; </text:span><text:span text:style-name="T61">//los valores dependen de N</text:span></text:p>
            <text:p text:style-name="P49">  <text:span text:style-name="T58">} </text:span></text:p>
            <text:p text:style-name="P49">   <text:span text:style-name="T58">clock_gettime(CLOCK_REALTIME,&amp;cgt1);</text:span></text:p>
            <text:p text:style-name="P55"><text:span text:style-name="T52">  </text:span><text:span text:style-name="T61">//Calcular suma de vectores </text:span></text:p>
            <text:p text:style-name="P55"><text:span text:style-name="T52">  </text:span><text:span text:style-name="T63">for</text:span><text:span text:style-name="T55">(</text:span><text:span text:style-name="T63">int</text:span><text:span text:style-name="T52"> </text:span><text:span text:style-name="T55">i=0; i&lt;N; i++) </text:span></text:p>
            <text:p text:style-name="P49">    <text:span text:style-name="T58">v3[i] = v1[i] + v2[i]; </text:span></text:p>
            <text:p text:style-name="P49">   <text:span text:style-name="T58">clock_gettime(CLOCK_REALTIME,&amp;cgt2);</text:span></text:p>
            <text:p text:style-name="P55"><text:span text:style-name="T52">  </text:span><text:span text:style-name="T63">double</text:span><text:span text:style-name="T52"> </text:span><text:span text:style-name="T55">ncgt=(</text:span><text:span text:style-name="T63">double</text:span><text:span text:style-name="T55">) (cgt2.</text:span><text:span text:style-name="T67">tv_sec</text:span><text:span text:style-name="T55">-cgt1.</text:span><text:span text:style-name="T67">tv_sec</text:span><text:span text:style-name="T55">)+</text:span></text:p>
            <text:p text:style-name="P55"><text:span text:style-name="T52">       </text:span><text:span text:style-name="T55">(</text:span><text:span text:style-name="T63">double</text:span><text:span text:style-name="T55">) ((cgt2.</text:span><text:span text:style-name="T67">tv_nsec</text:span><text:span text:style-name="T55">-cgt1.</text:span><text:span text:style-name="T67">tv_nsec</text:span><text:span text:style-name="T55">)/(1.e+9));</text:span></text:p>
            <text:p text:style-name="P49"> </text:p>
            <text:p text:style-name="P55"><text:span text:style-name="T52">  </text:span><text:span text:style-name="T60">//Imprimir resultado de la suma y el tiempo de ejecución</text:span></text:p>
            <text:p text:style-name="P55"><text:span text:style-name="T52">  </text:span><text:span text:style-name="T63">#ifdef</text:span><text:span text:style-name="T52"> </text:span><text:span text:style-name="T55">COUT_ALL</text:span></text:p>
            <text:p text:style-name="P55"><text:span text:style-name="T52">  </text:span><text:span text:style-name="T55">cout &lt;&lt; </text:span><text:span text:style-name="T66">"Tiempo(seg.):"</text:span><text:span text:style-name="T52"> </text:span><text:span text:style-name="T55">&lt;&lt; ncgt &lt;&lt; </text:span><text:span text:style-name="T66">"\t/ Tamaño Vectores:"</text:span><text:span text:style-name="T52"> </text:span><text:span text:style-name="T55">&lt;&lt; N &lt;&lt; endl;</text:span></text:p>
            <text:p text:style-name="P55"><text:span text:style-name="T52">  </text:span><text:span text:style-name="T63">for</text:span><text:span text:style-name="T55">(</text:span><text:span text:style-name="T63">int</text:span><text:span text:style-name="T52"> </text:span><text:span text:style-name="T55">i=0; i&lt;N; i++) </text:span></text:p>
            <text:p text:style-name="P55"><text:span text:style-name="T52">      </text:span><text:span text:style-name="T55">cout &lt;&lt; </text:span><text:span text:style-name="T66">"/ V1["</text:span><text:span text:style-name="T52"> </text:span><text:span text:style-name="T55">&lt;&lt; i &lt;&lt; </text:span><text:span text:style-name="T66">"]+V2["</text:span><text:span text:style-name="T52"> </text:span><text:span text:style-name="T55">&lt;&lt; i &lt;&lt; </text:span><text:span text:style-name="T66">"]=V3"</text:span><text:span text:style-name="T52"> </text:span><text:span text:style-name="T55">&lt;&lt; i &lt;&lt; </text:span><text:span text:style-name="T66">"]("</text:span><text:span text:style-name="T52"> </text:span><text:span text:style-name="T55">&lt;&lt; v1[i] &lt;&lt; </text:span><text:span text:style-name="T66">"+"</text:span><text:span text:style-name="T52"> </text:span><text:span text:style-name="T55">&lt;&lt; v2[i] &lt;&lt; </text:span><text:span text:style-name="T66">"="</text:span><text:span text:style-name="T52"> </text:span></text:p>
            <text:p text:style-name="P55"><text:span text:style-name="T52">      </text:span><text:span text:style-name="T55">&lt;&lt; v3[i] &lt;&lt; </text:span><text:span text:style-name="T66">") /\t"</text:span><text:span text:style-name="T52"> </text:span><text:span text:style-name="T55">&lt;&lt; endl; </text:span></text:p>
            <text:p text:style-name="P55"><text:span text:style-name="T52">  </text:span><text:span text:style-name="T55">cout &lt;&lt;</text:span><text:span text:style-name="T66">"\n"</text:span><text:span text:style-name="T55">&lt;&lt; endl;</text:span></text:p>
            <text:p text:style-name="P55"><text:span text:style-name="T52">  </text:span><text:span text:style-name="T63">#else</text:span></text:p>
            <text:p text:style-name="P55"><text:span text:style-name="T52">      </text:span><text:span text:style-name="T55">cout &lt;&lt; </text:span><text:span text:style-name="T66">"Tiempo(seg.):"</text:span><text:span text:style-name="T52"> </text:span><text:span text:style-name="T55">&lt;&lt; ncgt &lt;&lt; </text:span><text:span text:style-name="T66">"\t/ Tamaño Vectores:"</text:span><text:span text:style-name="T52"> </text:span><text:span text:style-name="T55">&lt;&lt; N &lt;&lt; </text:span><text:span text:style-name="T66">"\t/ V1[0]+V2[0]=V3[0]("</text:span><text:span text:style-name="T52"> </text:span></text:p>
            <text:p text:style-name="P55"><text:span text:style-name="T52">      </text:span><text:span text:style-name="T55">&lt;&lt; v1[0] &lt;&lt; </text:span><text:span text:style-name="T66">"+"</text:span><text:span text:style-name="T52"> </text:span><text:span text:style-name="T55">&lt;&lt; v2[0] &lt;&lt; </text:span><text:span text:style-name="T66">"="</text:span><text:span text:style-name="T52"> </text:span><text:span text:style-name="T55">&lt;&lt; v3[0] &lt;&lt; </text:span><text:span text:style-name="T66">") / / V1["</text:span><text:span text:style-name="T52"> </text:span><text:span text:style-name="T55">&lt;&lt; N-1 &lt;&lt; </text:span><text:span text:style-name="T66">"]+V2["</text:span><text:span text:style-name="T52"> </text:span><text:span text:style-name="T55">&lt;&lt; N-1 &lt;&lt; </text:span><text:span text:style-name="T66">"]=V3["</text:span><text:span text:style-name="T52"> </text:span></text:p>
            <text:p text:style-name="P55"><text:span text:style-name="T52">      </text:span><text:span text:style-name="T55">&lt;&lt; N-1 &lt;&lt; </text:span><text:span text:style-name="T66">"]("</text:span><text:span text:style-name="T52"> </text:span><text:span text:style-name="T55">&lt;&lt; v1[N-1] &lt;&lt; </text:span><text:span text:style-name="T66">"+"</text:span><text:span text:style-name="T52"> </text:span><text:span text:style-name="T55">&lt;&lt; v2[N-1] &lt;&lt; </text:span><text:span text:style-name="T66">"="</text:span><text:span text:style-name="T52"> </text:span><text:span text:style-name="T55">&lt;&lt; v3[N-1] &lt;&lt; </text:span><text:span text:style-name="T66">")/\n"</text:span><text:span text:style-name="T52"> </text:span><text:span text:style-name="T55">&lt;&lt; endl;</text:span></text:p>
            <text:p text:style-name="P55"><text:span text:style-name="T52">  </text:span><text:span text:style-name="T63">#endif</text:span></text:p>
            <text:p text:style-name="P49"> </text:p>
            <text:p text:style-name="P55"><text:span text:style-name="T52">  </text:span><text:span text:style-name="T63">#ifdef</text:span><text:span text:style-name="T52"> </text:span><text:span text:style-name="T55">VECTOR_DYNAMIC</text:span></text:p>
            <text:p text:style-name="P55"><text:span text:style-name="T52">  </text:span><text:span text:style-name="T54">delete [] v1; </text:span><text:span text:style-name="T60">// libera el espacio reservado para v1</text:span></text:p>
            <text:p text:style-name="P55"><text:span text:style-name="T52">  </text:span><text:span text:style-name="T54">delete [] v2; </text:span><text:span text:style-name="T60">// libera el espacio reservado para v2</text:span></text:p>
            <text:p text:style-name="P55"><text:span text:style-name="T52">  </text:span><text:span text:style-name="T54">delete [] v3; </text:span><text:span text:style-name="T60">// libera el espacio reservado para v3</text:span></text:p>
            <text:p text:style-name="P55"><text:span text:style-name="T52">  </text:span><text:span text:style-name="T63">#endif</text:span></text:p>
            <text:p text:style-name="P55"><text:span text:style-name="T52">  </text:span><text:span text:style-name="T63">return</text:span><text:span text:style-name="T52"> </text:span><text:span text:style-name="T55">0; </text:span></text:p>
            <text:p text:style-name="P45">}</text:p>
          </table:table-cell>
        </table:table-row>
      </table:table>
      <text:p text:style-name="Text_20_body"> </text:p>
      <table:table table:name="Tabla7" table:style-name="Tabla7">
        <table:table-column table:style-name="Tabla7.A"/>
        <table:table-row table:style-name="Tabla7.1">
          <table:table-cell table:style-name="Tabla7.A1" office:value-type="string">
            <text:p text:style-name="P44"><text:bookmark text:name="_Ref338826099"/><text:span text:style-name="T53">Listado 3 .</text:span><text:span text:style-name="T36">     </text:span><text:span text:style-name="T52">Script</text:span><text:span text:style-name="T52"> </text:span><text:span text:style-name="T52">para la suma de vectores (</text:span><text:span text:style-name="T52">SumaVectores.sh</text:span><text:span text:style-name="T52">). Se supone en el </text:span><text:span text:style-name="T52">script</text:span><text:span text:style-name="T52"> </text:span><text:span text:style-name="T52">que el fichero a ejecutar se llama </text:span><text:span text:style-name="T52">SumaVectorC</text:span><text:span text:style-name="T52"> </text:span><text:span text:style-name="T52">y que se encuentra en el directorio en el que se ha ejecutado </text:span><text:span text:style-name="T52">qsub</text:span><text:span text:style-name="T52">. </text:span></text:p>
          </table:table-cell>
        </table:table-row>
        <table:table-row>
          <table:table-cell table:style-name="Tabla7.A2" office:value-type="string">
            <text:p text:style-name="P52">#!/bin/bash</text:p>
            <text:p text:style-name="P53">#Se asigna al trabajo el nombre SumaVectoresC_vlocales</text:p>
            <text:p text:style-name="P53">#PBS -N SumaVectoresC_vlocales</text:p>
            <text:p text:style-name="P53">#Se asigna al trabajo la cola ac</text:p>
            <text:p text:style-name="P53">#PBS -q ac   </text:p>
            <text:p text:style-name="P53">#Se imprime información del trabajo usando variables de entorno de PBS</text:p>
            <text:p text:style-name="P56"><text:span text:style-name="T68">echo</text:span><text:span text:style-name="T70"> </text:span><text:span text:style-name="T71">"Id. usuario del trabajo: </text:span><text:span text:style-name="T72">$PBS_O_LOGNAME</text:span><text:span text:style-name="T71">"</text:span></text:p>
            <text:p text:style-name="P56"><text:span text:style-name="T68">echo</text:span><text:span text:style-name="T70"> </text:span><text:span text:style-name="T71">"Id. del trabajo: </text:span><text:span text:style-name="T72">$PBS_JOBID</text:span><text:span text:style-name="T71">"</text:span></text:p>
            <text:p text:style-name="P56"><text:span text:style-name="T68">echo</text:span><text:span text:style-name="T70"> </text:span><text:span text:style-name="T71">"Nombre  del trabajo especificado por usuario: </text:span><text:span text:style-name="T72">$PBS_JOBNAME</text:span><text:span text:style-name="T71">"</text:span></text:p>
            <text:p text:style-name="P56"><text:span text:style-name="T68">echo</text:span><text:span text:style-name="T70"> </text:span><text:span text:style-name="T71">"Nodo que ejecuta qsub: </text:span><text:span text:style-name="T72">$PBS_O_HOST</text:span><text:span text:style-name="T71">"</text:span></text:p>
            <text:p text:style-name="P56"><text:span text:style-name="T68">echo</text:span><text:span text:style-name="T70"> </text:span><text:span text:style-name="T71">"Directorio en el que se ha ejecutado qsub: </text:span><text:span text:style-name="T72">$PBS_O_WORKDIR</text:span><text:span text:style-name="T71">"</text:span></text:p>
            <text:p text:style-name="P56"><text:span text:style-name="T68">echo</text:span><text:span text:style-name="T70"> </text:span><text:span text:style-name="T71">"Cola: </text:span><text:span text:style-name="T72">$PBS_QUEUE</text:span><text:span text:style-name="T71">"</text:span></text:p>
            <text:p text:style-name="P56"><text:span text:style-name="T68">echo</text:span><text:span text:style-name="T70"> </text:span><text:span text:style-name="T71">"Nodos asignados al trabajo:" </text:span></text:p>
            <text:p text:style-name="P56"><text:span text:style-name="T68">cat </text:span><text:span text:style-name="T72">$PBS_NODEFILE</text:span></text:p>
            <text:p text:style-name="P53">#Se ejecuta SumaVectorC, que está en el directorio en el que se ha ejecutado qsub, </text:p>
            <text:p text:style-name="P53">#para N potencia de 2 desde 2^16 a 2^26</text:p>
            <text:p text:style-name="P56"><text:span text:style-name="T69">for </text:span><text:span text:style-name="T55">((N=65536;N&lt;67108865;N=N*2))</text:span></text:p>
            <text:p text:style-name="P54"><text:soft-page-break/>do </text:p>
            <text:p text:style-name="P56"><text:span text:style-name="T52">   </text:span><text:span text:style-name="T73">$PBS_O_WORKDIR</text:span><text:span text:style-name="T69">/</text:span><text:span text:style-name="T55">SumaVectoresC </text:span><text:span text:style-name="T73">$N</text:span></text:p>
            <text:p text:style-name="P54">don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size="18pt" fo:language="es" fo:country="ES" style:font-name-asian="MS Mincho" style:font-size-asian="18pt" style:language-asian="zh" style:country-asian="CN" style:font-name-complex="Tahoma" style:font-size-complex="18pt" fo:hyphenate="false" fo:hyphenation-remain-char-count="0" fo:hyphenation-push-char-count="0"/>
    </style:style>
    <style:style style:name="Título_20_1" style:display-name="Título 1" style:family="paragraph" style:parent-style-name="Normal" style:next-style-name="Normal" style:default-outline-level="1">
      <style:paragraph-properties fo:margin="100%" fo:margin-left="0.76cm" fo:margin-right="0cm" fo:margin-top="0.706cm" fo:margin-bottom="0.141cm" fo:orphans="2" fo:widows="2" fo:hyphenation-ladder-count="no-limit" fo:text-indent="-0.76cm" style:auto-text-indent="false" fo:padding-left="0cm" fo:padding-right="0cm" fo:padding-top="0cm" fo:padding-bottom="0.035cm" fo:border-left="none" fo:border-right="none" fo:border-top="none" fo:border-bottom="0.053cm solid #000000" style:shadow="none">
        <style:tab-stops>
          <style:tab-stop style:position="-0.76cm"/>
        </style:tab-stops>
      </style:paragraph-properties>
      <style:text-properties fo:color="#265557" style:font-name="Calibri" fo:font-size="14pt" fo:language="en" fo:country="US" fo:font-weight="bold" style:font-name-asian="Times New Roman" style:font-size-asian="14pt" style:font-weight-asian="bold" style:font-name-complex="Calibri" style:language-complex="en" style:country-complex="US" style:font-weight-complex="bold" fo:hyphenate="false" fo:hyphenation-remain-char-count="0" fo:hyphenation-push-char-count="0"/>
    </style:style>
    <style:style style:name="Título_20_2" style:display-name="Título 2" style:family="paragraph" style:parent-style-name="Normal" style:next-style-name="Normal" style:default-outline-level="2">
      <style:paragraph-properties fo:margin-top="0.353cm" fo:margin-bottom="0.141cm" fo:orphans="2" fo:widows="2" fo:hyphenation-ladder-count="no-limit" fo:padding-left="0cm" fo:padding-right="0cm" fo:padding-top="0cm" fo:padding-bottom="0.035cm" fo:border-left="none" fo:border-right="none" fo:border-top="none" fo:border-bottom="0.035cm solid #808080" style:shadow="none"/>
      <style:text-properties fo:color="#265557" style:font-name="Calibri" fo:font-size="13pt" fo:language="en" fo:country="US" style:font-name-asian="Times New Roman" style:font-size-asian="13pt" style:font-name-complex="Calibri" style:language-complex="en" style:country-complex="US" fo:hyphenate="false" fo:hyphenation-remain-char-count="0" fo:hyphenation-push-char-count="0"/>
    </style:style>
    <style:style style:name="Título_20_3" style:display-name="Título 3" style:family="paragraph" style:parent-style-name="Normal" style:next-style-name="Normal" style:default-outline-level="3">
      <style:paragraph-properties fo:margin-top="0.353cm" fo:margin-bottom="0.141cm" fo:orphans="2" fo:widows="2" fo:hyphenation-ladder-count="no-limit" fo:padding-left="0cm" fo:padding-right="0cm" fo:padding-top="0cm" fo:padding-bottom="0.035cm" fo:border-left="none" fo:border-right="none" fo:border-top="none" fo:border-bottom="0.018cm solid #808080" style:shadow="none"/>
      <style:text-properties fo:color="#337275" style:font-name="Calibri" fo:language="en" fo:country="US" style:font-name-asian="Times New Roman" style:font-name-complex="Calibri" style:language-complex="en" style:country-complex="US" fo:hyphenate="false" fo:hyphenation-remain-char-count="0" fo:hyphenation-push-char-count="0"/>
    </style:style>
    <style:style style:name="Título_20_4" style:display-name="Título 4" style:family="paragraph" style:parent-style-name="Normal" style:next-style-name="Normal" style:default-outline-level="4">
      <style:paragraph-properties fo:margin-top="0.353cm" fo:margin-bottom="0.141cm" fo:orphans="2" fo:widows="2" fo:hyphenation-ladder-count="no-limit" fo:padding-left="0cm" fo:padding-right="0cm" fo:padding-top="0cm" fo:padding-bottom="0.071cm" fo:border-left="none" fo:border-right="none" fo:border-top="none" fo:border-bottom="0.018cm solid #c0c0c0" style:shadow="none"/>
      <style:text-properties fo:color="#337275" style:font-name="Calibri" fo:language="en" fo:country="US" fo:font-style="italic" style:font-name-asian="Times New Roman" style:font-style-asian="italic" style:font-name-complex="Calibri" style:language-complex="en" style:country-complex="US" style:font-style-complex="italic" fo:hyphenate="false" fo:hyphenation-remain-char-count="0" fo:hyphenation-push-char-count="0"/>
    </style:style>
    <style:style style:name="Título_20_5" style:display-name="Título 5" style:family="paragraph" style:parent-style-name="Normal" style:next-style-name="Normal" style:default-outline-level="5">
      <style:paragraph-properties fo:margin-top="0.353cm" fo:margin-bottom="0.141cm" fo:orphans="2" fo:widows="2" fo:hyphenation-ladder-count="no-limit"/>
      <style:text-properties fo:color="#337275" style:font-name="Calibri" fo:language="en" fo:country="US" style:font-name-asian="Times New Roman" style:font-name-complex="Calibri" style:font-size-complex="11pt" style:language-complex="en" style:country-complex="US" fo:hyphenate="false" fo:hyphenation-remain-char-count="0" fo:hyphenation-push-char-count="0"/>
    </style:style>
    <style:style style:name="Título_20_6" style:display-name="Título 6" style:family="paragraph" style:parent-style-name="Normal" style:next-style-name="Normal" style:default-outline-level="6">
      <style:paragraph-properties fo:margin-top="0.494cm" fo:margin-bottom="0.176cm" fo:orphans="2" fo:widows="2" fo:hyphenation-ladder-count="no-limit"/>
      <style:text-properties fo:color="#337275" style:font-name="Calibri" fo:language="en" fo:country="US" fo:font-style="italic" style:font-name-asian="Times New Roman" style:font-style-asian="italic" style:font-name-complex="Calibri" style:font-size-complex="11pt" style:language-complex="en" style:country-complex="US" style:font-style-complex="italic" fo:hyphenate="false" fo:hyphenation-remain-char-count="0" fo:hyphenation-push-char-count="0"/>
    </style:style>
    <style:style style:name="Título_20_7" style:display-name="Título 7" style:family="paragraph" style:parent-style-name="Normal" style:next-style-name="Normal" style:default-outline-level="7">
      <style:paragraph-properties fo:margin-top="0.564cm" fo:margin-bottom="0.176cm" fo:orphans="2" fo:widows="2" fo:hyphenation-ladder-count="no-limit"/>
      <style:text-properties fo:color="#a5ab81" style:font-name="Calibri" fo:font-size="10pt" fo:language="en" fo:country="US" fo:font-weight="bold" style:font-name-asian="Times New Roman" style:font-size-asian="10pt" style:font-weight-asian="bold" style:font-name-complex="Calibri" style:font-size-complex="10pt" style:language-complex="en" style:country-complex="US" style:font-weight-complex="bold" fo:hyphenate="false" fo:hyphenation-remain-char-count="0" fo:hyphenation-push-char-count="0"/>
    </style:style>
    <style:style style:name="Título_20_8" style:display-name="Título 8" style:family="paragraph" style:parent-style-name="Normal" style:next-style-name="Normal" style:default-outline-level="8">
      <style:paragraph-properties fo:margin-top="0.564cm" fo:margin-bottom="0.176cm" fo:orphans="2" fo:widows="2" fo:hyphenation-ladder-count="no-limit"/>
      <style:text-properties fo:color="#a5ab81" style:font-name="Calibri" fo:font-size="10pt" fo:language="en" fo:country="US" fo:font-style="italic" fo:font-weight="bold" style:font-name-asian="Times New Roman" style:font-size-asian="10pt" style:font-style-asian="italic" style:font-weight-asian="bold" style:font-name-complex="Calibri" style:font-size-complex="10pt" style:language-complex="en" style:country-complex="US" style:font-style-complex="italic" style:font-weight-complex="bold" fo:hyphenate="false" fo:hyphenation-remain-char-count="0" fo:hyphenation-push-char-count="0"/>
    </style:style>
    <style:style style:name="Título_20_9" style:display-name="Título 9" style:family="paragraph" style:parent-style-name="Normal" style:next-style-name="Normal" style:default-outline-level="9">
      <style:paragraph-properties fo:margin-top="0.564cm" fo:margin-bottom="0.176cm" fo:orphans="2" fo:widows="2" fo:hyphenation-ladder-count="no-limit"/>
      <style:text-properties fo:color="#a5ab81" style:font-name="Calibri" fo:font-size="10pt" fo:language="en" fo:country="US" fo:font-style="italic" style:font-name-asian="Times New Roman" style:font-size-asian="10pt" style:font-style-asian="italic" style:font-name-complex="Calibri" style:font-size-complex="10pt" style:language-complex="en" style:country-complex="US" style:font-style-complex="italic" fo:hyphenate="false" fo:hyphenation-remain-char-count="0" fo:hyphenation-push-char-count="0"/>
    </style:style>
    <style:style style:name="Normal" style:family="paragraph">
      <style:paragraph-properties fo:text-align="justify" style:justify-single-word="false" fo:orphans="0" fo:widows="0" fo:hyphenation-ladder-count="no-limit"/>
      <style:text-properties style:font-name="Liberation Serif" fo:font-size="11pt" fo:language="es" fo:country="ES" style:font-name-asian="MS Mincho" style:font-size-asian="11pt" style:language-asian="zh" style:country-asian="CN" style:font-name-complex="Cambria" style:font-size-complex="12pt" fo:hyphenate="false" fo:hyphenation-remain-char-count="0" fo:hyphenation-push-char-count="0"/>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exto_20_independiente" style:display-name="Texto independiente" style:family="paragraph" style:parent-style-name="Normal">
      <style:paragraph-properties fo:margin-top="0cm" fo:margin-bottom="0.212cm"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List" style:family="paragraph" style:parent-style-name="Texto_20_independiente" style:class="list">
      <style:paragraph-properties fo:hyphenation-ladder-count="no-limit"/>
      <style:text-properties style:font-name-complex="Lohit Hindi" fo:hyphenate="false" fo:hyphenation-remain-char-count="0" fo:hyphenation-push-char-count="0"/>
    </style:style>
    <style:style style:name="Epígrafe" style:family="paragraph" style:parent-style-name="Normal">
      <style:paragraph-properties fo:margin-top="0.212cm" fo:margin-bottom="0.212cm" fo:hyphenation-ladder-count="no-limit" text:number-lines="false" text:line-number="0"/>
      <style:text-properties fo:font-size="12pt" fo:font-style="italic" style:font-size-asian="12pt" style:font-style-asian="italic" style:font-name-complex="Lohit Devanagari" style:font-style-complex="italic" fo:hyphenate="false" fo:hyphenation-remain-char-count="0" fo:hyphenation-push-char-count="0"/>
    </style:style>
    <style:style style:name="Index" style:family="paragraph" style:parent-style-name="Normal" style:class="index">
      <style:paragraph-properties fo:hyphenation-ladder-count="no-limit" text:number-lines="false" text:line-number="0"/>
      <style:text-properties style:font-name-complex="Lohit Hindi" fo:hyphenate="false" fo:hyphenation-remain-char-count="0" fo:hyphenation-push-char-count="0"/>
    </style:style>
    <style:style style:name="Epígrafe1" style:family="paragraph" style:parent-style-name="Normal">
      <style:paragraph-properties fo:margin-top="0.212cm" fo:margin-bottom="0.212cm" fo:hyphenation-ladder-count="no-limit" text:number-lines="false" text:line-number="0"/>
      <style:text-properties fo:font-size="12pt" fo:font-style="italic" style:font-size-asian="12pt" style:font-style-asian="italic" style:font-name-complex="Lohit Hindi" style:font-style-complex="italic"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able_20_Contents" style:display-name="Table Contents" style:family="paragraph" style:parent-style-name="Normal"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árrafo_20_de_20_lista" style:display-name="Párrafo de lista" style:family="paragraph" style:parent-style-name="Normal">
      <style:paragraph-properties fo:margin="100%" fo:margin-left="1.27cm" fo:margin-right="0cm" fo:margin-top="0.212cm" fo:margin-bottom="0cm" fo:orphans="2" fo:widows="2" fo:hyphenation-ladder-count="no-limit" fo:text-indent="0cm" style:auto-text-indent="false">
        <style:tab-stops/>
      </style:paragraph-properties>
      <style:text-properties fo:language="en" fo:country="US" style:font-name-asian="Times New Roman" style:font-name-complex="Calibri" style:font-size-complex="11pt" style:language-complex="en" style:country-complex="US" fo:hyphenate="false" fo:hyphenation-remain-char-count="0" fo:hyphenation-push-char-count="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100%" fo:margin-left="0cm" fo:margin-right="0cm" fo:margin-top="0.423cm" fo:margin-bottom="0cm"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fo:font-size="10pt" fo:language="es" fo:country="ES" style:font-name-asian="MS Gothic" style:font-size-asian="10pt" style:font-name-complex="Times New Roman" style:font-size-complex="11pt" style:language-complex="en" style:country-complex="US" fo:hyphenate="false" fo:hyphenation-remain-char-count="0" fo:hyphenation-push-char-count="0"/>
    </style:style>
    <style:style style:name="Frame_20_contents" style:display-name="Frame contents" style:family="paragraph" style:parent-style-name="Texto_20_independiente" style:class="extra">
      <style:paragraph-properties fo:hyphenation-ladder-count="no-limit"/>
      <style:text-properties fo:hyphenate="false" fo:hyphenation-remain-char-count="0" fo:hyphenation-push-char-count="0"/>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0.053cm solid #000000" style:shadow="none"/>
      <style:text-properties style:font-name="Liberation Mono" fo:font-size="9pt" style:font-size-asian="9pt"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liberation serif" fo:font-size="14pt" style:font-name-asian="Microsoft YaHei" style:font-size-asian="14pt" style:font-name-complex="Mangal"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style:font-name-complex="Cambria"/>
    </style:style>
    <style:style style:name="WW8Num4z0" style:family="text">
      <style:text-properties fo:color="#4f81bd" style:font-name="Symbol" style:font-name-complex="Symbol"/>
    </style:style>
    <style:style style:name="WW8Num5z0" style:family="text">
      <style:text-properties fo:color="#4f81bd" fo:font-size="12pt" style:font-size-asian="12pt"/>
    </style:style>
    <style:style style:name="WW8Num6z0" style:family="text">
      <style:text-properties fo:color="#4f81bd" style:font-name="Cambria" style:font-name-complex="Cambria"/>
    </style:style>
    <style:style style:name="WW8Num7z0" style:family="text">
      <style:text-properties fo:color="#4f81bd" fo:font-size="12pt" style:font-size-asian="12pt"/>
    </style:style>
    <style:style style:name="WW8Num8z0" style:family="text">
      <style:text-properties fo:color="#4f81bd"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size="14pt" fo:language="en" fo:country="US" fo:font-weight="bold" style:font-size-asian="14pt" style:font-weight-asian="bold" style:font-name-complex="Calibri" style:font-size-complex="12pt" style:language-complex="en" style:country-complex="US" style:font-weight-complex="bold"/>
    </style:style>
    <style:style style:name="Título_20_2_20_Car" style:display-name="Título 2 Car" style:family="text">
      <style:text-properties fo:color="#265557" style:font-name="Calibri" fo:font-size="13pt" fo:language="en" fo:country="US" style:font-size-asian="13pt" style:font-name-complex="Calibri" style:font-size-complex="12pt" style:language-complex="en" style:country-complex="US"/>
    </style:style>
    <style:style style:name="Título_20_3_20_Car" style:display-name="Título 3 Car" style:family="text">
      <style:text-properties fo:color="#337275" style:font-name="Calibri" fo:font-size="12pt" fo:language="en" fo:country="US" style:font-size-asian="12pt" style:font-name-complex="Calibri" style:font-size-complex="12pt" style:language-complex="en" style:country-complex="US"/>
    </style:style>
    <style:style style:name="Título_20_4_20_Car" style:display-name="Título 4 Car" style:family="text">
      <style:text-properties fo:color="#337275" style:font-name="Calibri" fo:font-size="12pt" fo:language="en" fo:country="US" fo:font-style="italic" style:font-size-asian="12pt" style:font-style-asian="italic" style:font-name-complex="Calibri" style:font-size-complex="12pt" style:language-complex="en" style:country-complex="US" style:font-style-complex="italic"/>
    </style:style>
    <style:style style:name="Título_20_5_20_Car" style:display-name="Título 5 Car" style:family="text">
      <style:text-properties fo:color="#337275" style:font-name="Calibri" fo:font-size="11pt" fo:language="en" fo:country="US" style:font-size-asian="11pt" style:font-name-complex="Calibri" style:font-size-complex="11pt" style:language-complex="en" style:country-complex="US"/>
    </style:style>
    <style:style style:name="Título_20_6_20_Car" style:display-name="Título 6 Car" style:family="text">
      <style:text-properties fo:color="#337275" style:font-name="Calibri" fo:font-size="11pt" fo:language="en" fo:country="US" fo:font-style="italic" style:font-size-asian="11pt" style:font-style-asian="italic" style:font-name-complex="Calibri" style:font-size-complex="11pt" style:language-complex="en" style:country-complex="US" style:font-style-complex="italic"/>
    </style:style>
    <style:style style:name="Título_20_7_20_Car" style:display-name="Título 7 Car" style:family="text">
      <style:text-properties fo:color="#a5ab81" style:font-name="Calibri" fo:language="en" fo:country="US" fo:font-weight="bold" style:font-weight-asian="bold" style:font-name-complex="Calibri" style:language-complex="en" style:country-complex="US" style:font-weight-complex="bold"/>
    </style:style>
    <style:style style:name="Título_20_8_20_Car" style:display-name="Título 8 Car" style:family="text">
      <style:text-properties fo:color="#a5ab81" style:font-name="Calibri" fo:language="en" fo:country="US" fo:font-style="italic" fo:font-weight="bold" style:font-style-asian="italic" style:font-weight-asian="bold" style:font-name-complex="Calibri" style:language-complex="en" style:country-complex="US" style:font-style-complex="italic" style:font-weight-complex="bold"/>
    </style:style>
    <style:style style:name="Título_20_9_20_Car" style:display-name="Título 9 Car" style:family="text">
      <style:text-properties fo:color="#a5ab81" style:font-name="Calibri" fo:language="en" fo:country="US" fo:font-style="italic" style:font-style-asian="italic" style:font-name-complex="Calibri" style:language-complex="en" style:country-complex="US" style:font-style-complex="italic"/>
    </style:style>
    <style:style style:name="codigo" style:family="text">
      <style:text-properties style:font-name="Liberation Mono" fo:font-size="10pt" fo:language="es" fo:country="ES" style:font-size-asian="10pt" style:font-name-complex="Courier New"/>
    </style:style>
    <style:style style:name="WW_5f_CharLFO2LVL1" style:display-name="WW_CharLFO2LVL1" style:family="text">
      <style:text-properties fo:color="#4f81bd" style:font-name="Cambria" style:font-name-complex="Cambria"/>
    </style:style>
    <style:style style:name="WW_5f_CharLFO3LVL1" style:display-name="WW_CharLFO3LVL1" style:family="text">
      <style:text-properties fo:color="#4f81bd" style:font-name="Symbol" style:font-name-comple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style:font-name-complex="Cambria"/>
    </style:style>
    <style:style style:name="WW_5f_CharLFO6LVL1" style:display-name="WW_CharLFO6LVL1" style:family="text">
      <style:text-properties fo:color="#4f81bd" style:font-name="Symbol" style:font-name-comple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1"><text:line-break/></text:span></text:span></text:p>
        <text:p text:style-name="Header"/>
      </style:header>
      <style:header-left>
        <text:p text:style-name="MP1"><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Cuaderno</text:span></text:span></text:span></text:span></text:span></text:span></text:span></text:span></text:span></text:span></text:span></text:span></text:span></text:span></text:span></text:span></text:span></text:span></text:span></text:span></text:span></text:span></text:span></text:span></text:span></text:span></text:span></text:span></text:span><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 de prácticas de Arquitectura de Computadores, Grado en Ingeniería Informática</text:span></text:span></text:span></text:span></text:span></text:span></text:span></text:span></text:span></text:span></text:span></text:span></text:span></text:span></text:span></text:span></text:span></text:span></text:span></text:span></text:span></text:span></text:span></text:span></text:span></text:span></text:span></text:span></text:span><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text:line-break/></text:span></text:span></text:span></text:span></text:span></text:span></text:span></text:span></text:span></text:span></text:span></text:span></text:span></text:span></text:span></text:span></text:span></text:span></text:span></text:span></text:span></text:span></text:span></text:span></text:span></text:span></text:span></text:span></text:span></text:p>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7</text:page-number></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6</text:page-number></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 <text:s text:c="9"/></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meta:initial-creator>Luis Javier Herrera</meta:initial-creator>
    <meta:creation-date>2014-03-03T09:39:00Z</meta:creation-date>
    <dc:date>2018-02-15T10:08:56.26</dc:date>
    <meta:print-date>1601-01-01T00:00:00Z</meta:print-date>
    <meta:editing-cycles>45</meta:editing-cycles>
    <meta:editing-duration>PT20H30M58S</meta:editing-duration>
    <dc:creator>María López Salas</dc:creator>
    <meta:document-statistic meta:table-count="7" meta:image-count="0" meta:object-count="0" meta:page-count="8" meta:paragraph-count="283" meta:word-count="2171" meta:character-count="14701"/>
    <meta:template xlink:type="simple" xlink:actuate="onRequest" xlink:title="" xlink:href="../../plantillas2017_18_SIN_atcgrid_capturasDepantallaDelCódigo/BP0_Apellido1Apellido2Nombre_Y.odt/Normal.dotm"/>
  </office:meta>
</office:document-meta>
</file>